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3cm"/>
    </style:style>
    <style:style style:name="co3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earing A</text:p>
          </table:table-cell>
          <table:table-cell/>
          <table:table-cell office:value-type="string" calcext:value-type="string">
            <text:p>Both Bearings</text:p>
          </table:table-cell>
          <table:table-cell/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Temporal</text:p>
          </table:table-cell>
          <table:table-cell table:number-columns-repeated="3"/>
          <table:table-cell office:value-type="string" calcext:value-type="string">
            <text:p>Ax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earing A</text:p>
          </table:table-cell>
          <table:table-cell/>
          <table:table-cell office:value-type="string" calcext:value-type="string">
            <text:p>Both Bearings</text:p>
          </table:table-cell>
          <table:table-cell/>
          <table:table-cell office:value-type="string" calcext:value-type="string">
            <text:p>High seve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456155842428633</text:p>
          </table:table-cell>
          <table:table-cell office:value-type="string" calcext:value-type="string">
            <text:p>0.8999338946684368</text:p>
          </table:table-cell>
          <table:table-cell office:value-type="string" calcext:value-type="string">
            <text:p>0.8944951517983231</text:p>
          </table:table-cell>
          <table:table-cell office:value-type="string" calcext:value-type="string">
            <text:p>0.8353467448726353</text:p>
          </table:table-cell>
          <table:table-cell office:value-type="string" calcext:value-type="string">
            <text:p>0.9493176361919449</text:p>
          </table:table-cell>
          <table:table-cell office:value-type="string" calcext:value-type="string">
            <text:p>0.9160163049785307</text:p>
          </table:table-cell>
          <table:table-cell/>
          <table:table-cell office:value-type="string" calcext:value-type="string">
            <text:p>*100 na dve desatinné miesta do latex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l features</text:p>
          </table:table-cell>
          <table:table-cell table:style-name="ce1" table:formula="of:=ROUND(NUMBERVALUE([.C3]; &quot;.&quot;; &quot;,&quot;) * 100; 2)" office:value-type="float" office:value="94.56" calcext:value-type="float">
            <text:p>94,56</text:p>
          </table:table-cell>
          <table:table-cell table:style-name="ce1" table:formula="of:=ROUND(NUMBERVALUE([.D3]; &quot;.&quot;; &quot;,&quot;) * 100; 2)" office:value-type="float" office:value="89.99" calcext:value-type="float">
            <text:p>89,99</text:p>
          </table:table-cell>
          <table:table-cell table:style-name="ce1" table:formula="of:=ROUND(NUMBERVALUE([.E3]; &quot;.&quot;; &quot;,&quot;) * 100; 2)" office:value-type="float" office:value="89.45" calcext:value-type="float">
            <text:p>89,45</text:p>
          </table:table-cell>
          <table:table-cell table:style-name="ce1" table:formula="of:=ROUND(NUMBERVALUE([.F3]; &quot;.&quot;; &quot;,&quot;) * 100; 2)" office:value-type="float" office:value="83.53" calcext:value-type="float">
            <text:p>83,53</text:p>
          </table:table-cell>
          <table:table-cell table:style-name="ce1" table:formula="of:=ROUND(NUMBERVALUE([.G3]; &quot;.&quot;; &quot;,&quot;) * 100; 2)" office:value-type="float" office:value="94.93" calcext:value-type="float">
            <text:p>94,93</text:p>
          </table:table-cell>
          <table:table-cell table:style-name="ce1" table:formula="of:=ROUND(NUMBERVALUE([.H3]; &quot;.&quot;; &quot;,&quot;) * 100; 2)" office:value-type="float" office:value="91.6" calcext:value-type="float">
            <text:p>91,60</text:p>
          </table:table-cell>
          <table:table-cell/>
          <table:table-cell table:formula="of:=[.P3]-[.R3]" office:value-type="float" office:value="6.45999999999999" calcext:value-type="float">
            <text:p>6,45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 3 PC</text:p>
          </table:table-cell>
          <table:table-cell office:value-type="string" calcext:value-type="string">
            <text:p>0.8862951899469594</text:p>
          </table:table-cell>
          <table:table-cell office:value-type="string" calcext:value-type="string">
            <text:p>0.8008784166092446</text:p>
          </table:table-cell>
          <table:table-cell office:value-type="string" calcext:value-type="string">
            <text:p>0.8287320478292901</text:p>
          </table:table-cell>
          <table:table-cell office:value-type="string" calcext:value-type="string">
            <text:p>0.7366234741152808</text:p>
          </table:table-cell>
          <table:table-cell office:value-type="string" calcext:value-type="string">
            <text:p>0.92166172522855</text:p>
          </table:table-cell>
          <table:table-cell office:value-type="string" calcext:value-type="string">
            <text:p>0.8721592887210271</text:p>
          </table:table-cell>
          <table:table-cell table:number-columns-repeated="5"/>
          <table:table-cell table:style-name="ce2" office:value-type="string" calcext:value-type="string">
            <text:p>PCA 3 PC</text:p>
          </table:table-cell>
          <table:table-cell table:style-name="ce1" table:formula="of:=ROUND(NUMBERVALUE([.C4]; &quot;.&quot;; &quot;,&quot;) * 100; 2)" office:value-type="float" office:value="88.63" calcext:value-type="float">
            <text:p>88,63</text:p>
          </table:table-cell>
          <table:table-cell table:style-name="ce1" table:formula="of:=ROUND(NUMBERVALUE([.D4]; &quot;.&quot;; &quot;,&quot;) * 100; 2)" office:value-type="float" office:value="80.09" calcext:value-type="float">
            <text:p>80,09</text:p>
          </table:table-cell>
          <table:table-cell table:style-name="ce1" table:formula="of:=ROUND(NUMBERVALUE([.E4]; &quot;.&quot;; &quot;,&quot;) * 100; 2)" office:value-type="float" office:value="82.87" calcext:value-type="float">
            <text:p>82,87</text:p>
          </table:table-cell>
          <table:table-cell table:style-name="ce1" table:formula="of:=ROUND(NUMBERVALUE([.F4]; &quot;.&quot;; &quot;,&quot;) * 100; 2)" office:value-type="float" office:value="73.66" calcext:value-type="float">
            <text:p>73,66</text:p>
          </table:table-cell>
          <table:table-cell table:style-name="ce1" table:formula="of:=ROUND(NUMBERVALUE([.G4]; &quot;.&quot;; &quot;,&quot;) * 100; 2)" office:value-type="float" office:value="92.17" calcext:value-type="float">
            <text:p>92,17</text:p>
          </table:table-cell>
          <table:table-cell table:style-name="ce1" table:formula="of:=ROUND(NUMBERVALUE([.H4]; &quot;.&quot;; &quot;,&quot;) * 100; 2)" office:value-type="float" office:value="87.22" calcext:value-type="float">
            <text:p>87,22</text:p>
          </table:table-cell>
          <table:table-cell/>
          <table:table-cell table:formula="of:=[.P4]-[.R4]" office:value-type="float" office:value="6.43000000000001" calcext:value-type="float">
            <text:p>6,43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st 3 features</text:p>
          </table:table-cell>
          <table:table-cell office:value-type="string" calcext:value-type="string">
            <text:p>0.9197624984906788</text:p>
          </table:table-cell>
          <table:table-cell office:value-type="string" calcext:value-type="string">
            <text:p>0.8537469958488092</text:p>
          </table:table-cell>
          <table:table-cell office:value-type="string" calcext:value-type="string">
            <text:p>0.8555893876793904</text:p>
          </table:table-cell>
          <table:table-cell office:value-type="string" calcext:value-type="string">
            <text:p>0.7848170618981194</text:p>
          </table:table-cell>
          <table:table-cell office:value-type="string" calcext:value-type="string">
            <text:p>0.939043095663218</text:p>
          </table:table-cell>
          <table:table-cell office:value-type="string" calcext:value-type="string">
            <text:p>0.8963625022418686</text:p>
          </table:table-cell>
          <table:table-cell table:number-columns-repeated="5"/>
          <table:table-cell table:style-name="ce2" office:value-type="string" calcext:value-type="string">
            <text:p>Best 3 features</text:p>
          </table:table-cell>
          <table:table-cell table:style-name="ce1" table:formula="of:=ROUND(NUMBERVALUE([.C5]; &quot;.&quot;; &quot;,&quot;) * 100; 2)" office:value-type="float" office:value="91.98" calcext:value-type="float">
            <text:p>91,98</text:p>
          </table:table-cell>
          <table:table-cell table:style-name="ce1" table:formula="of:=ROUND(NUMBERVALUE([.D5]; &quot;.&quot;; &quot;,&quot;) * 100; 2)" office:value-type="float" office:value="85.37" calcext:value-type="float">
            <text:p>85,37</text:p>
          </table:table-cell>
          <table:table-cell table:style-name="ce1" table:formula="of:=ROUND(NUMBERVALUE([.E5]; &quot;.&quot;; &quot;,&quot;) * 100; 2)" office:value-type="float" office:value="85.56" calcext:value-type="float">
            <text:p>85,56</text:p>
          </table:table-cell>
          <table:table-cell table:style-name="ce1" table:formula="of:=ROUND(NUMBERVALUE([.F5]; &quot;.&quot;; &quot;,&quot;) * 100; 2)" office:value-type="float" office:value="78.48" calcext:value-type="float">
            <text:p>78,48</text:p>
          </table:table-cell>
          <table:table-cell table:style-name="ce1" table:formula="of:=ROUND(NUMBERVALUE([.G5]; &quot;.&quot;; &quot;,&quot;) * 100; 2)" office:value-type="float" office:value="93.9" calcext:value-type="float">
            <text:p>93,90</text:p>
          </table:table-cell>
          <table:table-cell table:style-name="ce1" table:formula="of:=ROUND(NUMBERVALUE([.H5]; &quot;.&quot;; &quot;,&quot;) * 100; 2)" office:value-type="float" office:value="89.64" calcext:value-type="float">
            <text:p>89,64</text:p>
          </table:table-cell>
          <table:table-cell/>
          <table:table-cell table:formula="of:=[.P5]-[.R5]" office:value-type="float" office:value="6.89" calcext:value-type="float">
            <text:p>6,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0.8796020292274551</text:p>
          </table:table-cell>
          <table:table-cell office:value-type="string" calcext:value-type="string">
            <text:p>0.7998661086928511</text:p>
          </table:table-cell>
          <table:table-cell office:value-type="string" calcext:value-type="string">
            <text:p>0.8070618725380567</text:p>
          </table:table-cell>
          <table:table-cell office:value-type="string" calcext:value-type="string">
            <text:p>0.7141992011338744</text:p>
          </table:table-cell>
          <table:table-cell office:value-type="string" calcext:value-type="string">
            <text:p>0.9307179504096788</text:p>
          </table:table-cell>
          <table:table-cell office:value-type="string" calcext:value-type="string">
            <text:p>0.8849922721470243</text:p>
          </table:table-cell>
          <table:table-cell table:number-columns-repeated="5"/>
          <table:table-cell office:value-type="string" calcext:value-type="string">
            <text:p>Rank product</text:p>
          </table:table-cell>
          <table:table-cell table:style-name="ce1" table:formula="of:=ROUND(NUMBERVALUE([.C6]; &quot;.&quot;; &quot;,&quot;) * 100; 2)" office:value-type="float" office:value="87.96" calcext:value-type="float">
            <text:p>87,96</text:p>
          </table:table-cell>
          <table:table-cell table:style-name="ce1" table:formula="of:=ROUND(NUMBERVALUE([.D6]; &quot;.&quot;; &quot;,&quot;) * 100; 2)" office:value-type="float" office:value="79.99" calcext:value-type="float">
            <text:p>79,99</text:p>
          </table:table-cell>
          <table:table-cell table:style-name="ce1" table:formula="of:=ROUND(NUMBERVALUE([.E6]; &quot;.&quot;; &quot;,&quot;) * 100; 2)" office:value-type="float" office:value="80.71" calcext:value-type="float">
            <text:p>80,71</text:p>
          </table:table-cell>
          <table:table-cell table:style-name="ce1" table:formula="of:=ROUND(NUMBERVALUE([.F6]; &quot;.&quot;; &quot;,&quot;) * 100; 2)" office:value-type="float" office:value="71.42" calcext:value-type="float">
            <text:p>71,42</text:p>
          </table:table-cell>
          <table:table-cell table:style-name="ce1" table:formula="of:=ROUND(NUMBERVALUE([.G6]; &quot;.&quot;; &quot;,&quot;) * 100; 2)" office:value-type="float" office:value="93.07" calcext:value-type="float">
            <text:p>93,07</text:p>
          </table:table-cell>
          <table:table-cell table:style-name="ce1" table:formula="of:=ROUND(NUMBERVALUE([.H6]; &quot;.&quot;; &quot;,&quot;) * 100; 2)" office:value-type="float" office:value="88.5" calcext:value-type="float">
            <text:p>88,50</text:p>
          </table:table-cell>
          <table:table-cell/>
          <table:table-cell table:formula="of:=[.P6]-[.R6]" office:value-type="float" office:value="8.56999999999999" calcext:value-type="float">
            <text:p>8,56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888303243159057</text:p>
          </table:table-cell>
          <table:table-cell office:value-type="string" calcext:value-type="string">
            <text:p>0.8099113180170642</text:p>
          </table:table-cell>
          <table:table-cell office:value-type="string" calcext:value-type="string">
            <text:p>0.8140056242989313</text:p>
          </table:table-cell>
          <table:table-cell office:value-type="string" calcext:value-type="string">
            <text:p>0.728251626023092</text:p>
          </table:table-cell>
          <table:table-cell office:value-type="string" calcext:value-type="string">
            <text:p>0.9307179504096788</text:p>
          </table:table-cell>
          <table:table-cell office:value-type="string" calcext:value-type="string">
            <text:p>0.8849922721470243</text:p>
          </table:table-cell>
          <table:table-cell table:number-columns-repeated="5"/>
          <table:table-cell office:value-type="string" calcext:value-type="string">
            <text:p>Correlation</text:p>
          </table:table-cell>
          <table:table-cell table:style-name="ce1" table:formula="of:=ROUND(NUMBERVALUE([.C7]; &quot;.&quot;; &quot;,&quot;) * 100; 2)" office:value-type="float" office:value="88.83" calcext:value-type="float">
            <text:p>88,83</text:p>
          </table:table-cell>
          <table:table-cell table:style-name="ce1" table:formula="of:=ROUND(NUMBERVALUE([.D7]; &quot;.&quot;; &quot;,&quot;) * 100; 2)" office:value-type="float" office:value="80.99" calcext:value-type="float">
            <text:p>80,99</text:p>
          </table:table-cell>
          <table:table-cell table:style-name="ce1" table:formula="of:=ROUND(NUMBERVALUE([.E7]; &quot;.&quot;; &quot;,&quot;) * 100; 2)" office:value-type="float" office:value="81.4" calcext:value-type="float">
            <text:p>81,40</text:p>
          </table:table-cell>
          <table:table-cell table:style-name="ce1" table:formula="of:=ROUND(NUMBERVALUE([.F7]; &quot;.&quot;; &quot;,&quot;) * 100; 2)" office:value-type="float" office:value="72.83" calcext:value-type="float">
            <text:p>72,83</text:p>
          </table:table-cell>
          <table:table-cell table:style-name="ce1" table:formula="of:=ROUND(NUMBERVALUE([.G7]; &quot;.&quot;; &quot;,&quot;) * 100; 2)" office:value-type="float" office:value="93.07" calcext:value-type="float">
            <text:p>93,07</text:p>
          </table:table-cell>
          <table:table-cell table:style-name="ce1" table:formula="of:=ROUND(NUMBERVALUE([.H7]; &quot;.&quot;; &quot;,&quot;) * 100; 2)" office:value-type="float" office:value="88.5" calcext:value-type="float">
            <text:p>88,50</text:p>
          </table:table-cell>
          <table:table-cell/>
          <table:table-cell table:formula="of:=[.P7]-[.R7]" office:value-type="float" office:value="8.16" calcext:value-type="float">
            <text:p>8,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-statistic</text:p>
          </table:table-cell>
          <table:table-cell office:value-type="string" calcext:value-type="string">
            <text:p>0.8752512647672847</text:p>
          </table:table-cell>
          <table:table-cell office:value-type="string" calcext:value-type="string">
            <text:p>0.7908354481437287</text:p>
          </table:table-cell>
          <table:table-cell office:value-type="string" calcext:value-type="string">
            <text:p>0.8070618725380567</text:p>
          </table:table-cell>
          <table:table-cell office:value-type="string" calcext:value-type="string">
            <text:p>0.7141992011338744</text:p>
          </table:table-cell>
          <table:table-cell office:value-type="string" calcext:value-type="string">
            <text:p>0.9307179504096788</text:p>
          </table:table-cell>
          <table:table-cell office:value-type="string" calcext:value-type="string">
            <text:p>0.8849922721470243</text:p>
          </table:table-cell>
          <table:table-cell table:number-columns-repeated="5"/>
          <table:table-cell office:value-type="string" calcext:value-type="string">
            <text:p>F-statistic</text:p>
          </table:table-cell>
          <table:table-cell table:style-name="ce1" table:formula="of:=ROUND(NUMBERVALUE([.C8]; &quot;.&quot;; &quot;,&quot;) * 100; 2)" office:value-type="float" office:value="87.53" calcext:value-type="float">
            <text:p>87,53</text:p>
          </table:table-cell>
          <table:table-cell table:style-name="ce1" table:formula="of:=ROUND(NUMBERVALUE([.D8]; &quot;.&quot;; &quot;,&quot;) * 100; 2)" office:value-type="float" office:value="79.08" calcext:value-type="float">
            <text:p>79,08</text:p>
          </table:table-cell>
          <table:table-cell table:style-name="ce1" table:formula="of:=ROUND(NUMBERVALUE([.E8]; &quot;.&quot;; &quot;,&quot;) * 100; 2)" office:value-type="float" office:value="80.71" calcext:value-type="float">
            <text:p>80,71</text:p>
          </table:table-cell>
          <table:table-cell table:style-name="ce1" table:formula="of:=ROUND(NUMBERVALUE([.F8]; &quot;.&quot;; &quot;,&quot;) * 100; 2)" office:value-type="float" office:value="71.42" calcext:value-type="float">
            <text:p>71,42</text:p>
          </table:table-cell>
          <table:table-cell table:style-name="ce1" table:formula="of:=ROUND(NUMBERVALUE([.G8]; &quot;.&quot;; &quot;,&quot;) * 100; 2)" office:value-type="float" office:value="93.07" calcext:value-type="float">
            <text:p>93,07</text:p>
          </table:table-cell>
          <table:table-cell table:style-name="ce1" table:formula="of:=ROUND(NUMBERVALUE([.H8]; &quot;.&quot;; &quot;,&quot;) * 100; 2)" office:value-type="float" office:value="88.5" calcext:value-type="float">
            <text:p>88,50</text:p>
          </table:table-cell>
          <table:table-cell/>
          <table:table-cell table:formula="of:=[.P8]-[.R8]" office:value-type="float" office:value="7.66" calcext:value-type="float">
            <text:p>7,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0.8706489992982751</text:p>
          </table:table-cell>
          <table:table-cell office:value-type="string" calcext:value-type="string">
            <text:p>0.7874780816008695</text:p>
          </table:table-cell>
          <table:table-cell office:value-type="string" calcext:value-type="string">
            <text:p>0.8070618725380567</text:p>
          </table:table-cell>
          <table:table-cell office:value-type="string" calcext:value-type="string">
            <text:p>0.7141992011338744</text:p>
          </table:table-cell>
          <table:table-cell office:value-type="string" calcext:value-type="string">
            <text:p>0.9307179504096788</text:p>
          </table:table-cell>
          <table:table-cell office:value-type="string" calcext:value-type="string">
            <text:p>0.8849922721470243</text:p>
          </table:table-cell>
          <table:table-cell table:number-columns-repeated="5"/>
          <table:table-cell office:value-type="string" calcext:value-type="string">
            <text:p>Mutual information</text:p>
          </table:table-cell>
          <table:table-cell table:style-name="ce1" table:formula="of:=ROUND(NUMBERVALUE([.C9]; &quot;.&quot;; &quot;,&quot;) * 100; 2)" office:value-type="float" office:value="87.06" calcext:value-type="float">
            <text:p>87,06</text:p>
          </table:table-cell>
          <table:table-cell table:style-name="ce1" table:formula="of:=ROUND(NUMBERVALUE([.D9]; &quot;.&quot;; &quot;,&quot;) * 100; 2)" office:value-type="float" office:value="78.75" calcext:value-type="float">
            <text:p>78,75</text:p>
          </table:table-cell>
          <table:table-cell table:style-name="ce1" table:formula="of:=ROUND(NUMBERVALUE([.E9]; &quot;.&quot;; &quot;,&quot;) * 100; 2)" office:value-type="float" office:value="80.71" calcext:value-type="float">
            <text:p>80,71</text:p>
          </table:table-cell>
          <table:table-cell table:style-name="ce1" table:formula="of:=ROUND(NUMBERVALUE([.F9]; &quot;.&quot;; &quot;,&quot;) * 100; 2)" office:value-type="float" office:value="71.42" calcext:value-type="float">
            <text:p>71,42</text:p>
          </table:table-cell>
          <table:table-cell table:style-name="ce1" table:formula="of:=ROUND(NUMBERVALUE([.G9]; &quot;.&quot;; &quot;,&quot;) * 100; 2)" office:value-type="float" office:value="93.07" calcext:value-type="float">
            <text:p>93,07</text:p>
          </table:table-cell>
          <table:table-cell table:style-name="ce1" table:formula="of:=ROUND(NUMBERVALUE([.H9]; &quot;.&quot;; &quot;,&quot;) * 100; 2)" office:value-type="float" office:value="88.5" calcext:value-type="float">
            <text:p>88,50</text:p>
          </table:table-cell>
          <table:table-cell/>
          <table:table-cell table:formula="of:=[.P9]-[.R9]" office:value-type="float" office:value="7.33" calcext:value-type="float">
            <text:p>7,33</text:p>
          </table:table-cell>
          <table:table-cell table:formula="of:=AVERAGE([.V3:.V9])" office:value-type="float" office:value="7.35714285714286" calcext:value-type="float">
            <text:p>7,357142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598396707317713</text:p>
          </table:table-cell>
          <table:table-cell office:value-type="string" calcext:value-type="string">
            <text:p>0.9253637193772655</text:p>
          </table:table-cell>
          <table:table-cell office:value-type="string" calcext:value-type="string">
            <text:p>0.9151612829841334</text:p>
          </table:table-cell>
          <table:table-cell office:value-type="string" calcext:value-type="string">
            <text:p>0.8564326649972267</text:p>
          </table:table-cell>
          <table:table-cell office:value-type="string" calcext:value-type="string">
            <text:p>0.9536629375646889</text:p>
          </table:table-cell>
          <table:table-cell office:value-type="string" calcext:value-type="string">
            <text:p>0.928200201504425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ll features</text:p>
          </table:table-cell>
          <table:table-cell table:style-name="ce1" table:formula="of:=ROUND(NUMBERVALUE([.C10]; &quot;.&quot;; &quot;,&quot;) * 100; 2)" office:value-type="float" office:value="95.98" calcext:value-type="float">
            <text:p>95,98</text:p>
          </table:table-cell>
          <table:table-cell table:style-name="ce1" table:formula="of:=ROUND(NUMBERVALUE([.D10]; &quot;.&quot;; &quot;,&quot;) * 100; 2)" office:value-type="float" office:value="92.54" calcext:value-type="float">
            <text:p>92,54</text:p>
          </table:table-cell>
          <table:table-cell table:style-name="ce1" table:formula="of:=ROUND(NUMBERVALUE([.E10]; &quot;.&quot;; &quot;,&quot;) * 100; 2)" office:value-type="float" office:value="91.52" calcext:value-type="float">
            <text:p>91,52</text:p>
          </table:table-cell>
          <table:table-cell table:style-name="ce1" table:formula="of:=ROUND(NUMBERVALUE([.F10]; &quot;.&quot;; &quot;,&quot;) * 100; 2)" office:value-type="float" office:value="85.64" calcext:value-type="float">
            <text:p>85,64</text:p>
          </table:table-cell>
          <table:table-cell table:style-name="ce1" table:formula="of:=ROUND(NUMBERVALUE([.G10]; &quot;.&quot;; &quot;,&quot;) * 100; 2)" office:value-type="float" office:value="95.37" calcext:value-type="float">
            <text:p>95,37</text:p>
          </table:table-cell>
          <table:table-cell table:style-name="ce1" table:formula="of:=ROUND(NUMBERVALUE([.H10]; &quot;.&quot;; &quot;,&quot;) * 100; 2)" office:value-type="float" office:value="92.82" calcext:value-type="float">
            <text:p>92,82</text:p>
          </table:table-cell>
          <table:table-cell/>
          <table:table-cell table:formula="of:=[.P10]-[.R10]" office:value-type="float" office:value="6.90000000000001" calcext:value-type="float">
            <text:p>6,90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 3 PC</text:p>
          </table:table-cell>
          <table:table-cell office:value-type="string" calcext:value-type="string">
            <text:p>0.9117302856422882</text:p>
          </table:table-cell>
          <table:table-cell office:value-type="string" calcext:value-type="string">
            <text:p>0.8473840775785281</text:p>
          </table:table-cell>
          <table:table-cell office:value-type="string" calcext:value-type="string">
            <text:p>0.8540828665375212</text:p>
          </table:table-cell>
          <table:table-cell office:value-type="string" calcext:value-type="string">
            <text:p>0.7764418525178849</text:p>
          </table:table-cell>
          <table:table-cell office:value-type="string" calcext:value-type="string">
            <text:p>0.935266256231779</text:p>
          </table:table-cell>
          <table:table-cell office:value-type="string" calcext:value-type="string">
            <text:p>0.8914898667538796</text:p>
          </table:table-cell>
          <table:table-cell table:number-columns-repeated="5"/>
          <table:table-cell table:style-name="ce2" office:value-type="string" calcext:value-type="string">
            <text:p>PCA 3 PC</text:p>
          </table:table-cell>
          <table:table-cell table:style-name="ce1" table:formula="of:=ROUND(NUMBERVALUE([.C11]; &quot;.&quot;; &quot;,&quot;) * 100; 2)" office:value-type="float" office:value="91.17" calcext:value-type="float">
            <text:p>91,17</text:p>
          </table:table-cell>
          <table:table-cell table:style-name="ce1" table:formula="of:=ROUND(NUMBERVALUE([.D11]; &quot;.&quot;; &quot;,&quot;) * 100; 2)" office:value-type="float" office:value="84.74" calcext:value-type="float">
            <text:p>84,74</text:p>
          </table:table-cell>
          <table:table-cell table:style-name="ce1" table:formula="of:=ROUND(NUMBERVALUE([.E11]; &quot;.&quot;; &quot;,&quot;) * 100; 2)" office:value-type="float" office:value="85.41" calcext:value-type="float">
            <text:p>85,41</text:p>
          </table:table-cell>
          <table:table-cell table:style-name="ce1" table:formula="of:=ROUND(NUMBERVALUE([.F11]; &quot;.&quot;; &quot;,&quot;) * 100; 2)" office:value-type="float" office:value="77.64" calcext:value-type="float">
            <text:p>77,64</text:p>
          </table:table-cell>
          <table:table-cell table:style-name="ce1" table:formula="of:=ROUND(NUMBERVALUE([.G11]; &quot;.&quot;; &quot;,&quot;) * 100; 2)" office:value-type="float" office:value="93.53" calcext:value-type="float">
            <text:p>93,53</text:p>
          </table:table-cell>
          <table:table-cell table:style-name="ce1" table:formula="of:=ROUND(NUMBERVALUE([.H11]; &quot;.&quot;; &quot;,&quot;) * 100; 2)" office:value-type="float" office:value="89.15" calcext:value-type="float">
            <text:p>89,15</text:p>
          </table:table-cell>
          <table:table-cell/>
          <table:table-cell table:formula="of:=[.P11]-[.R11]" office:value-type="float" office:value="7.09999999999999" calcext:value-type="float">
            <text:p>7,09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st 3 features</text:p>
          </table:table-cell>
          <table:table-cell office:value-type="string" calcext:value-type="string">
            <text:p>0.9190933574124726</text:p>
          </table:table-cell>
          <table:table-cell office:value-type="string" calcext:value-type="string">
            <text:p>0.8557492030946259</text:p>
          </table:table-cell>
          <table:table-cell office:value-type="string" calcext:value-type="string">
            <text:p>0.8603573022264455</text:p>
          </table:table-cell>
          <table:table-cell office:value-type="string" calcext:value-type="string">
            <text:p>0.7801191016397484</text:p>
          </table:table-cell>
          <table:table-cell office:value-type="string" calcext:value-type="string">
            <text:p>0.9374999319607269</text:p>
          </table:table-cell>
          <table:table-cell office:value-type="string" calcext:value-type="string">
            <text:p>0.9013978710160677</text:p>
          </table:table-cell>
          <table:table-cell table:number-columns-repeated="5"/>
          <table:table-cell table:style-name="ce2" office:value-type="string" calcext:value-type="string">
            <text:p>Best 3 features</text:p>
          </table:table-cell>
          <table:table-cell table:style-name="ce1" table:formula="of:=ROUND(NUMBERVALUE([.C12]; &quot;.&quot;; &quot;,&quot;) * 100; 2)" office:value-type="float" office:value="91.91" calcext:value-type="float">
            <text:p>91,91</text:p>
          </table:table-cell>
          <table:table-cell table:style-name="ce1" table:formula="of:=ROUND(NUMBERVALUE([.D12]; &quot;.&quot;; &quot;,&quot;) * 100; 2)" office:value-type="float" office:value="85.57" calcext:value-type="float">
            <text:p>85,57</text:p>
          </table:table-cell>
          <table:table-cell table:style-name="ce1" table:formula="of:=ROUND(NUMBERVALUE([.E12]; &quot;.&quot;; &quot;,&quot;) * 100; 2)" office:value-type="float" office:value="86.04" calcext:value-type="float">
            <text:p>86,04</text:p>
          </table:table-cell>
          <table:table-cell table:style-name="ce1" table:formula="of:=ROUND(NUMBERVALUE([.F12]; &quot;.&quot;; &quot;,&quot;) * 100; 2)" office:value-type="float" office:value="78.01" calcext:value-type="float">
            <text:p>78,01</text:p>
          </table:table-cell>
          <table:table-cell table:style-name="ce1" table:formula="of:=ROUND(NUMBERVALUE([.G12]; &quot;.&quot;; &quot;,&quot;) * 100; 2)" office:value-type="float" office:value="93.75" calcext:value-type="float">
            <text:p>93,75</text:p>
          </table:table-cell>
          <table:table-cell table:style-name="ce1" table:formula="of:=ROUND(NUMBERVALUE([.H12]; &quot;.&quot;; &quot;,&quot;) * 100; 2)" office:value-type="float" office:value="90.14" calcext:value-type="float">
            <text:p>90,14</text:p>
          </table:table-cell>
          <table:table-cell/>
          <table:table-cell table:formula="of:=[.P12]-[.R12]" office:value-type="float" office:value="7.55999999999999" calcext:value-type="float">
            <text:p>7,55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0.9009377564752061</text:p>
          </table:table-cell>
          <table:table-cell office:value-type="string" calcext:value-type="string">
            <text:p>0.8390195122771045</text:p>
          </table:table-cell>
          <table:table-cell office:value-type="string" calcext:value-type="string">
            <text:p>0.839022834933651</text:p>
          </table:table-cell>
          <table:table-cell office:value-type="string" calcext:value-type="string">
            <text:p>0.7610600382066408</text:p>
          </table:table-cell>
          <table:table-cell office:value-type="string" calcext:value-type="string">
            <text:p>0.9362003158671708</text:p>
          </table:table-cell>
          <table:table-cell office:value-type="string" calcext:value-type="string">
            <text:p>0.8996121567303532</text:p>
          </table:table-cell>
          <table:table-cell table:number-columns-repeated="5"/>
          <table:table-cell office:value-type="string" calcext:value-type="string">
            <text:p>Rank product</text:p>
          </table:table-cell>
          <table:table-cell table:style-name="ce1" table:formula="of:=ROUND(NUMBERVALUE([.C13]; &quot;.&quot;; &quot;,&quot;) * 100; 2)" office:value-type="float" office:value="90.09" calcext:value-type="float">
            <text:p>90,09</text:p>
          </table:table-cell>
          <table:table-cell table:style-name="ce1" table:formula="of:=ROUND(NUMBERVALUE([.D13]; &quot;.&quot;; &quot;,&quot;) * 100; 2)" office:value-type="float" office:value="83.9" calcext:value-type="float">
            <text:p>83,90</text:p>
          </table:table-cell>
          <table:table-cell table:style-name="ce1" table:formula="of:=ROUND(NUMBERVALUE([.E13]; &quot;.&quot;; &quot;,&quot;) * 100; 2)" office:value-type="float" office:value="83.9" calcext:value-type="float">
            <text:p>83,90</text:p>
          </table:table-cell>
          <table:table-cell table:style-name="ce1" table:formula="of:=ROUND(NUMBERVALUE([.F13]; &quot;.&quot;; &quot;,&quot;) * 100; 2)" office:value-type="float" office:value="76.11" calcext:value-type="float">
            <text:p>76,11</text:p>
          </table:table-cell>
          <table:table-cell table:style-name="ce1" table:formula="of:=ROUND(NUMBERVALUE([.G13]; &quot;.&quot;; &quot;,&quot;) * 100; 2)" office:value-type="float" office:value="93.62" calcext:value-type="float">
            <text:p>93,62</text:p>
          </table:table-cell>
          <table:table-cell table:style-name="ce1" table:formula="of:=ROUND(NUMBERVALUE([.H13]; &quot;.&quot;; &quot;,&quot;) * 100; 2)" office:value-type="float" office:value="89.96" calcext:value-type="float">
            <text:p>89,96</text:p>
          </table:table-cell>
          <table:table-cell/>
          <table:table-cell table:formula="of:=[.P13]-[.R13]" office:value-type="float" office:value="7.79000000000001" calcext:value-type="float">
            <text:p>7,79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9144078649188291</text:p>
          </table:table-cell>
          <table:table-cell office:value-type="string" calcext:value-type="string">
            <text:p>0.848716268073926</text:p>
          </table:table-cell>
          <table:table-cell office:value-type="string" calcext:value-type="string">
            <text:p>0.839022834933651</text:p>
          </table:table-cell>
          <table:table-cell office:value-type="string" calcext:value-type="string">
            <text:p>0.7610600382066408</text:p>
          </table:table-cell>
          <table:table-cell office:value-type="string" calcext:value-type="string">
            <text:p>0.9366470246219697</text:p>
          </table:table-cell>
          <table:table-cell office:value-type="string" calcext:value-type="string">
            <text:p>0.9012355333537299</text:p>
          </table:table-cell>
          <table:table-cell table:number-columns-repeated="5"/>
          <table:table-cell office:value-type="string" calcext:value-type="string">
            <text:p>Correlation</text:p>
          </table:table-cell>
          <table:table-cell table:style-name="ce1" table:formula="of:=ROUND(NUMBERVALUE([.C14]; &quot;.&quot;; &quot;,&quot;) * 100; 2)" office:value-type="float" office:value="91.44" calcext:value-type="float">
            <text:p>91,44</text:p>
          </table:table-cell>
          <table:table-cell table:style-name="ce1" table:formula="of:=ROUND(NUMBERVALUE([.D14]; &quot;.&quot;; &quot;,&quot;) * 100; 2)" office:value-type="float" office:value="84.87" calcext:value-type="float">
            <text:p>84,87</text:p>
          </table:table-cell>
          <table:table-cell table:style-name="ce1" table:formula="of:=ROUND(NUMBERVALUE([.E14]; &quot;.&quot;; &quot;,&quot;) * 100; 2)" office:value-type="float" office:value="83.9" calcext:value-type="float">
            <text:p>83,90</text:p>
          </table:table-cell>
          <table:table-cell table:style-name="ce1" table:formula="of:=ROUND(NUMBERVALUE([.F14]; &quot;.&quot;; &quot;,&quot;) * 100; 2)" office:value-type="float" office:value="76.11" calcext:value-type="float">
            <text:p>76,11</text:p>
          </table:table-cell>
          <table:table-cell table:style-name="ce1" table:formula="of:=ROUND(NUMBERVALUE([.G14]; &quot;.&quot;; &quot;,&quot;) * 100; 2)" office:value-type="float" office:value="93.66" calcext:value-type="float">
            <text:p>93,66</text:p>
          </table:table-cell>
          <table:table-cell table:style-name="ce1" table:formula="of:=ROUND(NUMBERVALUE([.H14]; &quot;.&quot;; &quot;,&quot;) * 100; 2)" office:value-type="float" office:value="90.12" calcext:value-type="float">
            <text:p>90,12</text:p>
          </table:table-cell>
          <table:table-cell/>
          <table:table-cell table:formula="of:=[.P14]-[.R14]" office:value-type="float" office:value="8.76000000000001" calcext:value-type="float">
            <text:p>8,76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-statistic</text:p>
          </table:table-cell>
          <table:table-cell office:value-type="string" calcext:value-type="string">
            <text:p>0.9009377564752061</text:p>
          </table:table-cell>
          <table:table-cell office:value-type="string" calcext:value-type="string">
            <text:p>0.8390195122771045</text:p>
          </table:table-cell>
          <table:table-cell office:value-type="string" calcext:value-type="string">
            <text:p>0.839022834933651</text:p>
          </table:table-cell>
          <table:table-cell office:value-type="string" calcext:value-type="string">
            <text:p>0.7610600382066408</text:p>
          </table:table-cell>
          <table:table-cell office:value-type="string" calcext:value-type="string">
            <text:p>0.9362003158671708</text:p>
          </table:table-cell>
          <table:table-cell office:value-type="string" calcext:value-type="string">
            <text:p>0.8996121567303532</text:p>
          </table:table-cell>
          <table:table-cell table:number-columns-repeated="5"/>
          <table:table-cell office:value-type="string" calcext:value-type="string">
            <text:p>F-statistic</text:p>
          </table:table-cell>
          <table:table-cell table:style-name="ce1" table:formula="of:=ROUND(NUMBERVALUE([.C15]; &quot;.&quot;; &quot;,&quot;) * 100; 2)" office:value-type="float" office:value="90.09" calcext:value-type="float">
            <text:p>90,09</text:p>
          </table:table-cell>
          <table:table-cell table:style-name="ce1" table:formula="of:=ROUND(NUMBERVALUE([.D15]; &quot;.&quot;; &quot;,&quot;) * 100; 2)" office:value-type="float" office:value="83.9" calcext:value-type="float">
            <text:p>83,90</text:p>
          </table:table-cell>
          <table:table-cell table:style-name="ce1" table:formula="of:=ROUND(NUMBERVALUE([.E15]; &quot;.&quot;; &quot;,&quot;) * 100; 2)" office:value-type="float" office:value="83.9" calcext:value-type="float">
            <text:p>83,90</text:p>
          </table:table-cell>
          <table:table-cell table:style-name="ce1" table:formula="of:=ROUND(NUMBERVALUE([.F15]; &quot;.&quot;; &quot;,&quot;) * 100; 2)" office:value-type="float" office:value="76.11" calcext:value-type="float">
            <text:p>76,11</text:p>
          </table:table-cell>
          <table:table-cell table:style-name="ce1" table:formula="of:=ROUND(NUMBERVALUE([.G15]; &quot;.&quot;; &quot;,&quot;) * 100; 2)" office:value-type="float" office:value="93.62" calcext:value-type="float">
            <text:p>93,62</text:p>
          </table:table-cell>
          <table:table-cell table:style-name="ce1" table:formula="of:=ROUND(NUMBERVALUE([.H15]; &quot;.&quot;; &quot;,&quot;) * 100; 2)" office:value-type="float" office:value="89.96" calcext:value-type="float">
            <text:p>89,96</text:p>
          </table:table-cell>
          <table:table-cell/>
          <table:table-cell table:formula="of:=[.P15]-[.R15]" office:value-type="float" office:value="7.79000000000001" calcext:value-type="float">
            <text:p>7,79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0.9144078649188291</text:p>
          </table:table-cell>
          <table:table-cell office:value-type="string" calcext:value-type="string">
            <text:p>0.848716268073926</text:p>
          </table:table-cell>
          <table:table-cell office:value-type="string" calcext:value-type="string">
            <text:p>0.839022834933651</text:p>
          </table:table-cell>
          <table:table-cell office:value-type="string" calcext:value-type="string">
            <text:p>0.7610600382066408</text:p>
          </table:table-cell>
          <table:table-cell office:value-type="string" calcext:value-type="string">
            <text:p>0.9362003158671708</text:p>
          </table:table-cell>
          <table:table-cell office:value-type="string" calcext:value-type="string">
            <text:p>0.8996121567303532</text:p>
          </table:table-cell>
          <table:table-cell table:number-columns-repeated="5"/>
          <table:table-cell office:value-type="string" calcext:value-type="string">
            <text:p>Mutual information</text:p>
          </table:table-cell>
          <table:table-cell table:style-name="ce1" table:formula="of:=ROUND(NUMBERVALUE([.C16]; &quot;.&quot;; &quot;,&quot;) * 100; 2)" office:value-type="float" office:value="91.44" calcext:value-type="float">
            <text:p>91,44</text:p>
          </table:table-cell>
          <table:table-cell table:style-name="ce1" table:formula="of:=ROUND(NUMBERVALUE([.D16]; &quot;.&quot;; &quot;,&quot;) * 100; 2)" office:value-type="float" office:value="84.87" calcext:value-type="float">
            <text:p>84,87</text:p>
          </table:table-cell>
          <table:table-cell table:style-name="ce1" table:formula="of:=ROUND(NUMBERVALUE([.E16]; &quot;.&quot;; &quot;,&quot;) * 100; 2)" office:value-type="float" office:value="83.9" calcext:value-type="float">
            <text:p>83,90</text:p>
          </table:table-cell>
          <table:table-cell table:style-name="ce1" table:formula="of:=ROUND(NUMBERVALUE([.F16]; &quot;.&quot;; &quot;,&quot;) * 100; 2)" office:value-type="float" office:value="76.11" calcext:value-type="float">
            <text:p>76,11</text:p>
          </table:table-cell>
          <table:table-cell table:style-name="ce1" table:formula="of:=ROUND(NUMBERVALUE([.G16]; &quot;.&quot;; &quot;,&quot;) * 100; 2)" office:value-type="float" office:value="93.62" calcext:value-type="float">
            <text:p>93,62</text:p>
          </table:table-cell>
          <table:table-cell table:style-name="ce1" table:formula="of:=ROUND(NUMBERVALUE([.H16]; &quot;.&quot;; &quot;,&quot;) * 100; 2)" office:value-type="float" office:value="89.96" calcext:value-type="float">
            <text:p>89,96</text:p>
          </table:table-cell>
          <table:table-cell/>
          <table:table-cell table:formula="of:=[.P16]-[.R16]" office:value-type="float" office:value="8.76000000000001" calcext:value-type="float">
            <text:p>8,76000000000001</text:p>
          </table:table-cell>
          <table:table-cell table:style-name="ce2" table:formula="of:=AVERAGE([.V10:.V16])" office:value-type="float" office:value="7.80857142857143" calcext:value-type="float">
            <text:p>7,8085714285714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earing A</text:p>
          </table:table-cell>
          <table:table-cell/>
          <table:table-cell office:value-type="string" calcext:value-type="string">
            <text:p>Both Bearings</text:p>
          </table:table-cell>
          <table:table-cell/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Spectral</text:p>
          </table:table-cell>
          <table:table-cell table:number-columns-repeated="3"/>
          <table:table-cell office:value-type="string" calcext:value-type="string">
            <text:p>Ax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earing A</text:p>
          </table:table-cell>
          <table:table-cell/>
          <table:table-cell office:value-type="string" calcext:value-type="string">
            <text:p>Both Bearings</text:p>
          </table:table-cell>
          <table:table-cell/>
          <table:table-cell office:value-type="string" calcext:value-type="string">
            <text:p>High seve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4427534215652</text:p>
          </table:table-cell>
          <table:table-cell office:value-type="string" calcext:value-type="string">
            <text:p>0.8002011170680605</text:p>
          </table:table-cell>
          <table:table-cell office:value-type="string" calcext:value-type="string">
            <text:p>0.8312414581178723</text:p>
          </table:table-cell>
          <table:table-cell office:value-type="string" calcext:value-type="string">
            <text:p>0.7386178383556578</text:p>
          </table:table-cell>
          <table:table-cell office:value-type="string" calcext:value-type="string">
            <text:p>0.9462718766880955</text:p>
          </table:table-cell>
          <table:table-cell office:value-type="string" calcext:value-type="string">
            <text:p>0.905295425533037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ll features</text:p>
          </table:table-cell>
          <table:table-cell table:style-name="ce1" table:formula="of:=ROUND(NUMBERVALUE([.C20]; &quot;.&quot;; &quot;,&quot;) * 100; 2)" office:value-type="float" office:value="88.14" calcext:value-type="float">
            <text:p>88,14</text:p>
          </table:table-cell>
          <table:table-cell table:style-name="ce1" table:formula="of:=ROUND(NUMBERVALUE([.D20]; &quot;.&quot;; &quot;,&quot;) * 100; 2)" office:value-type="float" office:value="80.02" calcext:value-type="float">
            <text:p>80,02</text:p>
          </table:table-cell>
          <table:table-cell table:style-name="ce1" table:formula="of:=ROUND(NUMBERVALUE([.E20]; &quot;.&quot;; &quot;,&quot;) * 100; 2)" office:value-type="float" office:value="83.12" calcext:value-type="float">
            <text:p>83,12</text:p>
          </table:table-cell>
          <table:table-cell table:style-name="ce1" table:formula="of:=ROUND(NUMBERVALUE([.F20]; &quot;.&quot;; &quot;,&quot;) * 100; 2)" office:value-type="float" office:value="73.86" calcext:value-type="float">
            <text:p>73,86</text:p>
          </table:table-cell>
          <table:table-cell table:style-name="ce1" table:formula="of:=ROUND(NUMBERVALUE([.G20]; &quot;.&quot;; &quot;,&quot;) * 100; 2)" office:value-type="float" office:value="94.63" calcext:value-type="float">
            <text:p>94,63</text:p>
          </table:table-cell>
          <table:table-cell table:style-name="ce1" table:formula="of:=ROUND(NUMBERVALUE([.H20]; &quot;.&quot;; &quot;,&quot;) * 100; 2)" office:value-type="float" office:value="90.53" calcext:value-type="float">
            <text:p>90,53</text:p>
          </table:table-cell>
          <table:table-cell/>
          <table:table-cell table:formula="of:=[.P20]-[.R20]" office:value-type="float" office:value="6.16" calcext:value-type="float">
            <text:p>6,16</text:p>
          </table:table-cell>
          <table:table-cell table:formula="of:=AVERAGE([.V20:.V26])" office:value-type="float" office:value="7.09714285714286" calcext:value-type="float">
            <text:p>7,09714285714286</text:p>
          </table:table-cell>
        </table:table-row>
        <table:table-row table:style-name="ro1">
          <table:table-cell/>
          <table:table-cell office:value-type="string" calcext:value-type="string">
            <text:p>PCA 3 PC</text:p>
          </table:table-cell>
          <table:table-cell office:value-type="string" calcext:value-type="string">
            <text:p>0.8385211978671763</text:p>
          </table:table-cell>
          <table:table-cell office:value-type="string" calcext:value-type="string">
            <text:p>0.7426396195021934</text:p>
          </table:table-cell>
          <table:table-cell office:value-type="string" calcext:value-type="string">
            <text:p>0.7793677476030232</text:p>
          </table:table-cell>
          <table:table-cell office:value-type="string" calcext:value-type="string">
            <text:p>0.6757079712946001</text:p>
          </table:table-cell>
          <table:table-cell office:value-type="string" calcext:value-type="string">
            <text:p>0.9201997055755091</text:p>
          </table:table-cell>
          <table:table-cell office:value-type="string" calcext:value-type="string">
            <text:p>0.873292619241035</text:p>
          </table:table-cell>
          <table:table-cell table:number-columns-repeated="5"/>
          <table:table-cell table:style-name="ce2" office:value-type="string" calcext:value-type="string">
            <text:p>PCA 3 PC</text:p>
          </table:table-cell>
          <table:table-cell table:style-name="ce1" table:formula="of:=ROUND(NUMBERVALUE([.C21]; &quot;.&quot;; &quot;,&quot;) * 100; 2)" office:value-type="float" office:value="83.85" calcext:value-type="float">
            <text:p>83,85</text:p>
          </table:table-cell>
          <table:table-cell table:style-name="ce1" table:formula="of:=ROUND(NUMBERVALUE([.D21]; &quot;.&quot;; &quot;,&quot;) * 100; 2)" office:value-type="float" office:value="74.26" calcext:value-type="float">
            <text:p>74,26</text:p>
          </table:table-cell>
          <table:table-cell table:style-name="ce1" table:formula="of:=ROUND(NUMBERVALUE([.E21]; &quot;.&quot;; &quot;,&quot;) * 100; 2)" office:value-type="float" office:value="77.94" calcext:value-type="float">
            <text:p>77,94</text:p>
          </table:table-cell>
          <table:table-cell table:style-name="ce1" table:formula="of:=ROUND(NUMBERVALUE([.F21]; &quot;.&quot;; &quot;,&quot;) * 100; 2)" office:value-type="float" office:value="67.57" calcext:value-type="float">
            <text:p>67,57</text:p>
          </table:table-cell>
          <table:table-cell table:style-name="ce1" table:formula="of:=ROUND(NUMBERVALUE([.G21]; &quot;.&quot;; &quot;,&quot;) * 100; 2)" office:value-type="float" office:value="92.02" calcext:value-type="float">
            <text:p>92,02</text:p>
          </table:table-cell>
          <table:table-cell table:style-name="ce1" table:formula="of:=ROUND(NUMBERVALUE([.H21]; &quot;.&quot;; &quot;,&quot;) * 100; 2)" office:value-type="float" office:value="87.33" calcext:value-type="float">
            <text:p>87,33</text:p>
          </table:table-cell>
          <table:table-cell/>
          <table:table-cell table:formula="of:=[.P21]-[.R21]" office:value-type="float" office:value="6.69000000000001" calcext:value-type="float">
            <text:p>6,69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st 3 features</text:p>
          </table:table-cell>
          <table:table-cell office:value-type="string" calcext:value-type="string">
            <text:p>0.8863793619378108</text:p>
          </table:table-cell>
          <table:table-cell office:value-type="string" calcext:value-type="string">
            <text:p>0.8152675305176944</text:p>
          </table:table-cell>
          <table:table-cell office:value-type="string" calcext:value-type="string">
            <text:p>0.8242966213957852</text:p>
          </table:table-cell>
          <table:table-cell office:value-type="string" calcext:value-type="string">
            <text:p>0.7466507565699175</text:p>
          </table:table-cell>
          <table:table-cell office:value-type="string" calcext:value-type="string">
            <text:p>0.9370126470576107</text:p>
          </table:table-cell>
          <table:table-cell office:value-type="string" calcext:value-type="string">
            <text:p>0.8944131315475751</text:p>
          </table:table-cell>
          <table:table-cell table:number-columns-repeated="5"/>
          <table:table-cell table:style-name="ce2" office:value-type="string" calcext:value-type="string">
            <text:p>Best 3 features</text:p>
          </table:table-cell>
          <table:table-cell table:style-name="ce1" table:formula="of:=ROUND(NUMBERVALUE([.C22]; &quot;.&quot;; &quot;,&quot;) * 100; 2)" office:value-type="float" office:value="88.64" calcext:value-type="float">
            <text:p>88,64</text:p>
          </table:table-cell>
          <table:table-cell table:style-name="ce1" table:formula="of:=ROUND(NUMBERVALUE([.D22]; &quot;.&quot;; &quot;,&quot;) * 100; 2)" office:value-type="float" office:value="81.53" calcext:value-type="float">
            <text:p>81,53</text:p>
          </table:table-cell>
          <table:table-cell table:style-name="ce1" table:formula="of:=ROUND(NUMBERVALUE([.E22]; &quot;.&quot;; &quot;,&quot;) * 100; 2)" office:value-type="float" office:value="82.43" calcext:value-type="float">
            <text:p>82,43</text:p>
          </table:table-cell>
          <table:table-cell table:style-name="ce1" table:formula="of:=ROUND(NUMBERVALUE([.F22]; &quot;.&quot;; &quot;,&quot;) * 100; 2)" office:value-type="float" office:value="74.67" calcext:value-type="float">
            <text:p>74,67</text:p>
          </table:table-cell>
          <table:table-cell table:style-name="ce1" table:formula="of:=ROUND(NUMBERVALUE([.G22]; &quot;.&quot;; &quot;,&quot;) * 100; 2)" office:value-type="float" office:value="93.7" calcext:value-type="float">
            <text:p>93,70</text:p>
          </table:table-cell>
          <table:table-cell table:style-name="ce1" table:formula="of:=ROUND(NUMBERVALUE([.H22]; &quot;.&quot;; &quot;,&quot;) * 100; 2)" office:value-type="float" office:value="89.44" calcext:value-type="float">
            <text:p>89,44</text:p>
          </table:table-cell>
          <table:table-cell/>
          <table:table-cell table:formula="of:=[.P22]-[.R22]" office:value-type="float" office:value="6.86" calcext:value-type="float">
            <text:p>6,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0.8684737920619338</text:p>
          </table:table-cell>
          <table:table-cell office:value-type="string" calcext:value-type="string">
            <text:p>0.7827991686414234</text:p>
          </table:table-cell>
          <table:table-cell office:value-type="string" calcext:value-type="string">
            <text:p>0.8223723201895531</text:p>
          </table:table-cell>
          <table:table-cell office:value-type="string" calcext:value-type="string">
            <text:p>0.729245446855235</text:p>
          </table:table-cell>
          <table:table-cell office:value-type="string" calcext:value-type="string">
            <text:p>0.9292966718486477</text:p>
          </table:table-cell>
          <table:table-cell office:value-type="string" calcext:value-type="string">
            <text:p>0.8923016869401922</text:p>
          </table:table-cell>
          <table:table-cell table:number-columns-repeated="5"/>
          <table:table-cell office:value-type="string" calcext:value-type="string">
            <text:p>Rank product</text:p>
          </table:table-cell>
          <table:table-cell table:style-name="ce1" table:formula="of:=ROUND(NUMBERVALUE([.C23]; &quot;.&quot;; &quot;,&quot;) * 100; 2)" office:value-type="float" office:value="86.85" calcext:value-type="float">
            <text:p>86,85</text:p>
          </table:table-cell>
          <table:table-cell table:style-name="ce1" table:formula="of:=ROUND(NUMBERVALUE([.D23]; &quot;.&quot;; &quot;,&quot;) * 100; 2)" office:value-type="float" office:value="78.28" calcext:value-type="float">
            <text:p>78,28</text:p>
          </table:table-cell>
          <table:table-cell table:style-name="ce1" table:formula="of:=ROUND(NUMBERVALUE([.E23]; &quot;.&quot;; &quot;,&quot;) * 100; 2)" office:value-type="float" office:value="82.24" calcext:value-type="float">
            <text:p>82,24</text:p>
          </table:table-cell>
          <table:table-cell table:style-name="ce1" table:formula="of:=ROUND(NUMBERVALUE([.F23]; &quot;.&quot;; &quot;,&quot;) * 100; 2)" office:value-type="float" office:value="72.92" calcext:value-type="float">
            <text:p>72,92</text:p>
          </table:table-cell>
          <table:table-cell table:style-name="ce1" table:formula="of:=ROUND(NUMBERVALUE([.G23]; &quot;.&quot;; &quot;,&quot;) * 100; 2)" office:value-type="float" office:value="92.93" calcext:value-type="float">
            <text:p>92,93</text:p>
          </table:table-cell>
          <table:table-cell table:style-name="ce1" table:formula="of:=ROUND(NUMBERVALUE([.H23]; &quot;.&quot;; &quot;,&quot;) * 100; 2)" office:value-type="float" office:value="89.23" calcext:value-type="float">
            <text:p>89,23</text:p>
          </table:table-cell>
          <table:table-cell/>
          <table:table-cell table:formula="of:=[.P23]-[.R23]" office:value-type="float" office:value="5.36" calcext:value-type="float">
            <text:p>5,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8053046553585709</text:p>
          </table:table-cell>
          <table:table-cell office:value-type="string" calcext:value-type="string">
            <text:p>0.6800529963081854</text:p>
          </table:table-cell>
          <table:table-cell office:value-type="string" calcext:value-type="string">
            <text:p>0.7346895698478779</text:p>
          </table:table-cell>
          <table:table-cell office:value-type="string" calcext:value-type="string">
            <text:p>0.6104457628163111</text:p>
          </table:table-cell>
          <table:table-cell office:value-type="string" calcext:value-type="string">
            <text:p>0.9292966718486477</text:p>
          </table:table-cell>
          <table:table-cell office:value-type="string" calcext:value-type="string">
            <text:p>0.8923016869401922</text:p>
          </table:table-cell>
          <table:table-cell table:number-columns-repeated="5"/>
          <table:table-cell office:value-type="string" calcext:value-type="string">
            <text:p>Correlation</text:p>
          </table:table-cell>
          <table:table-cell table:style-name="ce1" table:formula="of:=ROUND(NUMBERVALUE([.C24]; &quot;.&quot;; &quot;,&quot;) * 100; 2)" office:value-type="float" office:value="80.53" calcext:value-type="float">
            <text:p>80,53</text:p>
          </table:table-cell>
          <table:table-cell table:style-name="ce1" table:formula="of:=ROUND(NUMBERVALUE([.D24]; &quot;.&quot;; &quot;,&quot;) * 100; 2)" office:value-type="float" office:value="68.01" calcext:value-type="float">
            <text:p>68,01</text:p>
          </table:table-cell>
          <table:table-cell table:style-name="ce1" table:formula="of:=ROUND(NUMBERVALUE([.E24]; &quot;.&quot;; &quot;,&quot;) * 100; 2)" office:value-type="float" office:value="73.47" calcext:value-type="float">
            <text:p>73,47</text:p>
          </table:table-cell>
          <table:table-cell table:style-name="ce1" table:formula="of:=ROUND(NUMBERVALUE([.F24]; &quot;.&quot;; &quot;,&quot;) * 100; 2)" office:value-type="float" office:value="61.04" calcext:value-type="float">
            <text:p>61,04</text:p>
          </table:table-cell>
          <table:table-cell table:style-name="ce1" table:formula="of:=ROUND(NUMBERVALUE([.G24]; &quot;.&quot;; &quot;,&quot;) * 100; 2)" office:value-type="float" office:value="92.93" calcext:value-type="float">
            <text:p>92,93</text:p>
          </table:table-cell>
          <table:table-cell table:style-name="ce1" table:formula="of:=ROUND(NUMBERVALUE([.H24]; &quot;.&quot;; &quot;,&quot;) * 100; 2)" office:value-type="float" office:value="89.23" calcext:value-type="float">
            <text:p>89,23</text:p>
          </table:table-cell>
          <table:table-cell/>
          <table:table-cell table:formula="of:=[.P24]-[.R24]" office:value-type="float" office:value="6.97000000000001" calcext:value-type="float">
            <text:p>6,97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-statistic</text:p>
          </table:table-cell>
          <table:table-cell office:value-type="string" calcext:value-type="string">
            <text:p>0.8684737920619338</text:p>
          </table:table-cell>
          <table:table-cell office:value-type="string" calcext:value-type="string">
            <text:p>0.7827991686414234</text:p>
          </table:table-cell>
          <table:table-cell office:value-type="string" calcext:value-type="string">
            <text:p>0.8223723201895531</text:p>
          </table:table-cell>
          <table:table-cell office:value-type="string" calcext:value-type="string">
            <text:p>0.729245446855235</text:p>
          </table:table-cell>
          <table:table-cell office:value-type="string" calcext:value-type="string">
            <text:p>0.9292966718486477</text:p>
          </table:table-cell>
          <table:table-cell office:value-type="string" calcext:value-type="string">
            <text:p>0.8923016869401922</text:p>
          </table:table-cell>
          <table:table-cell table:number-columns-repeated="5"/>
          <table:table-cell office:value-type="string" calcext:value-type="string">
            <text:p>F-statistic</text:p>
          </table:table-cell>
          <table:table-cell table:style-name="ce1" table:formula="of:=ROUND(NUMBERVALUE([.C25]; &quot;.&quot;; &quot;,&quot;) * 100; 2)" office:value-type="float" office:value="86.85" calcext:value-type="float">
            <text:p>86,85</text:p>
          </table:table-cell>
          <table:table-cell table:style-name="ce1" table:formula="of:=ROUND(NUMBERVALUE([.D25]; &quot;.&quot;; &quot;,&quot;) * 100; 2)" office:value-type="float" office:value="78.28" calcext:value-type="float">
            <text:p>78,28</text:p>
          </table:table-cell>
          <table:table-cell table:style-name="ce1" table:formula="of:=ROUND(NUMBERVALUE([.E25]; &quot;.&quot;; &quot;,&quot;) * 100; 2)" office:value-type="float" office:value="82.24" calcext:value-type="float">
            <text:p>82,24</text:p>
          </table:table-cell>
          <table:table-cell table:style-name="ce1" table:formula="of:=ROUND(NUMBERVALUE([.F25]; &quot;.&quot;; &quot;,&quot;) * 100; 2)" office:value-type="float" office:value="72.92" calcext:value-type="float">
            <text:p>72,92</text:p>
          </table:table-cell>
          <table:table-cell table:style-name="ce1" table:formula="of:=ROUND(NUMBERVALUE([.G25]; &quot;.&quot;; &quot;,&quot;) * 100; 2)" office:value-type="float" office:value="92.93" calcext:value-type="float">
            <text:p>92,93</text:p>
          </table:table-cell>
          <table:table-cell table:style-name="ce1" table:formula="of:=ROUND(NUMBERVALUE([.H25]; &quot;.&quot;; &quot;,&quot;) * 100; 2)" office:value-type="float" office:value="89.23" calcext:value-type="float">
            <text:p>89,23</text:p>
          </table:table-cell>
          <table:table-cell/>
          <table:table-cell table:formula="of:=[.P25]-[.R25]" office:value-type="float" office:value="5.36" calcext:value-type="float">
            <text:p>5,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0.8788487161583973</text:p>
          </table:table-cell>
          <table:table-cell office:value-type="string" calcext:value-type="string">
            <text:p>0.8048845117449007</text:p>
          </table:table-cell>
          <table:table-cell office:value-type="string" calcext:value-type="string">
            <text:p>0.7854752042614477</text:p>
          </table:table-cell>
          <table:table-cell office:value-type="string" calcext:value-type="string">
            <text:p>0.6820613659154188</text:p>
          </table:table-cell>
          <table:table-cell office:value-type="string" calcext:value-type="string">
            <text:p>0.9292966718486477</text:p>
          </table:table-cell>
          <table:table-cell office:value-type="string" calcext:value-type="string">
            <text:p>0.8923016869401922</text:p>
          </table:table-cell>
          <table:table-cell table:number-columns-repeated="5"/>
          <table:table-cell office:value-type="string" calcext:value-type="string">
            <text:p>Mutual information</text:p>
          </table:table-cell>
          <table:table-cell table:style-name="ce1" table:formula="of:=ROUND(NUMBERVALUE([.C26]; &quot;.&quot;; &quot;,&quot;) * 100; 2)" office:value-type="float" office:value="87.88" calcext:value-type="float">
            <text:p>87,88</text:p>
          </table:table-cell>
          <table:table-cell table:style-name="ce1" table:formula="of:=ROUND(NUMBERVALUE([.D26]; &quot;.&quot;; &quot;,&quot;) * 100; 2)" office:value-type="float" office:value="80.49" calcext:value-type="float">
            <text:p>80,49</text:p>
          </table:table-cell>
          <table:table-cell table:style-name="ce1" table:formula="of:=ROUND(NUMBERVALUE([.E26]; &quot;.&quot;; &quot;,&quot;) * 100; 2)" office:value-type="float" office:value="78.55" calcext:value-type="float">
            <text:p>78,55</text:p>
          </table:table-cell>
          <table:table-cell table:style-name="ce1" table:formula="of:=ROUND(NUMBERVALUE([.F26]; &quot;.&quot;; &quot;,&quot;) * 100; 2)" office:value-type="float" office:value="68.21" calcext:value-type="float">
            <text:p>68,21</text:p>
          </table:table-cell>
          <table:table-cell table:style-name="ce1" table:formula="of:=ROUND(NUMBERVALUE([.G26]; &quot;.&quot;; &quot;,&quot;) * 100; 2)" office:value-type="float" office:value="92.93" calcext:value-type="float">
            <text:p>92,93</text:p>
          </table:table-cell>
          <table:table-cell table:style-name="ce1" table:formula="of:=ROUND(NUMBERVALUE([.H26]; &quot;.&quot;; &quot;,&quot;) * 100; 2)" office:value-type="float" office:value="89.23" calcext:value-type="float">
            <text:p>89,23</text:p>
          </table:table-cell>
          <table:table-cell/>
          <table:table-cell table:formula="of:=[.P26]-[.R26]" office:value-type="float" office:value="12.28" calcext:value-type="float">
            <text:p>12,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4122082635546</text:p>
          </table:table-cell>
          <table:table-cell office:value-type="string" calcext:value-type="string">
            <text:p>0.8848697220775001</text:p>
          </table:table-cell>
          <table:table-cell office:value-type="string" calcext:value-type="string">
            <text:p>0.89508036587692</text:p>
          </table:table-cell>
          <table:table-cell office:value-type="string" calcext:value-type="string">
            <text:p>0.8283138098519351</text:p>
          </table:table-cell>
          <table:table-cell office:value-type="string" calcext:value-type="string">
            <text:p>0.9489522034415501</text:p>
          </table:table-cell>
          <table:table-cell office:value-type="string" calcext:value-type="string">
            <text:p>0.914878622595925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ll features</text:p>
          </table:table-cell>
          <table:table-cell table:style-name="ce1" table:formula="of:=ROUND(NUMBERVALUE([.C27]; &quot;.&quot;; &quot;,&quot;) * 100; 2)" office:value-type="float" office:value="93.64" calcext:value-type="float">
            <text:p>93,64</text:p>
          </table:table-cell>
          <table:table-cell table:style-name="ce1" table:formula="of:=ROUND(NUMBERVALUE([.D27]; &quot;.&quot;; &quot;,&quot;) * 100; 2)" office:value-type="float" office:value="88.49" calcext:value-type="float">
            <text:p>88,49</text:p>
          </table:table-cell>
          <table:table-cell table:style-name="ce1" table:formula="of:=ROUND(NUMBERVALUE([.E27]; &quot;.&quot;; &quot;,&quot;) * 100; 2)" office:value-type="float" office:value="89.51" calcext:value-type="float">
            <text:p>89,51</text:p>
          </table:table-cell>
          <table:table-cell table:style-name="ce1" table:formula="of:=ROUND(NUMBERVALUE([.F27]; &quot;.&quot;; &quot;,&quot;) * 100; 2)" office:value-type="float" office:value="82.83" calcext:value-type="float">
            <text:p>82,83</text:p>
          </table:table-cell>
          <table:table-cell table:style-name="ce1" table:formula="of:=ROUND(NUMBERVALUE([.G27]; &quot;.&quot;; &quot;,&quot;) * 100; 2)" office:value-type="float" office:value="94.9" calcext:value-type="float">
            <text:p>94,90</text:p>
          </table:table-cell>
          <table:table-cell table:style-name="ce1" table:formula="of:=ROUND(NUMBERVALUE([.H27]; &quot;.&quot;; &quot;,&quot;) * 100; 2)" office:value-type="float" office:value="91.49" calcext:value-type="float">
            <text:p>91,49</text:p>
          </table:table-cell>
          <table:table-cell/>
          <table:table-cell table:formula="of:=[.P27]-[.R27]" office:value-type="float" office:value="5.66" calcext:value-type="float">
            <text:p>5,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 3 PC</text:p>
          </table:table-cell>
          <table:table-cell office:value-type="string" calcext:value-type="string">
            <text:p>0.8711508463572427</text:p>
          </table:table-cell>
          <table:table-cell office:value-type="string" calcext:value-type="string">
            <text:p>0.7918287087611973</text:p>
          </table:table-cell>
          <table:table-cell office:value-type="string" calcext:value-type="string">
            <text:p>0.820867688980119</text:p>
          </table:table-cell>
          <table:table-cell office:value-type="string" calcext:value-type="string">
            <text:p>0.7433090760379377</text:p>
          </table:table-cell>
          <table:table-cell office:value-type="string" calcext:value-type="string">
            <text:p>0.9183719810149811</text:p>
          </table:table-cell>
          <table:table-cell office:value-type="string" calcext:value-type="string">
            <text:p>0.8695558198909132</text:p>
          </table:table-cell>
          <table:table-cell table:number-columns-repeated="5"/>
          <table:table-cell table:style-name="ce2" office:value-type="string" calcext:value-type="string">
            <text:p>PCA 3 PC</text:p>
          </table:table-cell>
          <table:table-cell table:style-name="ce1" table:formula="of:=ROUND(NUMBERVALUE([.C28]; &quot;.&quot;; &quot;,&quot;) * 100; 2)" office:value-type="float" office:value="87.12" calcext:value-type="float">
            <text:p>87,12</text:p>
          </table:table-cell>
          <table:table-cell table:style-name="ce1" table:formula="of:=ROUND(NUMBERVALUE([.D28]; &quot;.&quot;; &quot;,&quot;) * 100; 2)" office:value-type="float" office:value="79.18" calcext:value-type="float">
            <text:p>79,18</text:p>
          </table:table-cell>
          <table:table-cell table:style-name="ce1" table:formula="of:=ROUND(NUMBERVALUE([.E28]; &quot;.&quot;; &quot;,&quot;) * 100; 2)" office:value-type="float" office:value="82.09" calcext:value-type="float">
            <text:p>82,09</text:p>
          </table:table-cell>
          <table:table-cell table:style-name="ce1" table:formula="of:=ROUND(NUMBERVALUE([.F28]; &quot;.&quot;; &quot;,&quot;) * 100; 2)" office:value-type="float" office:value="74.33" calcext:value-type="float">
            <text:p>74,33</text:p>
          </table:table-cell>
          <table:table-cell table:style-name="ce1" table:formula="of:=ROUND(NUMBERVALUE([.G28]; &quot;.&quot;; &quot;,&quot;) * 100; 2)" office:value-type="float" office:value="91.84" calcext:value-type="float">
            <text:p>91,84</text:p>
          </table:table-cell>
          <table:table-cell table:style-name="ce1" table:formula="of:=ROUND(NUMBERVALUE([.H28]; &quot;.&quot;; &quot;,&quot;) * 100; 2)" office:value-type="float" office:value="86.96" calcext:value-type="float">
            <text:p>86,96</text:p>
          </table:table-cell>
          <table:table-cell/>
          <table:table-cell table:formula="of:=[.P28]-[.R28]" office:value-type="float" office:value="4.85000000000001" calcext:value-type="float">
            <text:p>4,85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st 3 features</text:p>
          </table:table-cell>
          <table:table-cell office:value-type="string" calcext:value-type="string">
            <text:p>0.9271257452546072</text:p>
          </table:table-cell>
          <table:table-cell office:value-type="string" calcext:value-type="string">
            <text:p>0.8748312353293782</text:p>
          </table:table-cell>
          <table:table-cell office:value-type="string" calcext:value-type="string">
            <text:p>0.8830330615680488</text:p>
          </table:table-cell>
          <table:table-cell office:value-type="string" calcext:value-type="string">
            <text:p>0.8196260006834619</text:p>
          </table:table-cell>
          <table:table-cell office:value-type="string" calcext:value-type="string">
            <text:p>0.9379872251110278</text:p>
          </table:table-cell>
          <table:table-cell office:value-type="string" calcext:value-type="string">
            <text:p>0.907242422484096</text:p>
          </table:table-cell>
          <table:table-cell table:number-columns-repeated="5"/>
          <table:table-cell table:style-name="ce2" office:value-type="string" calcext:value-type="string">
            <text:p>Best 3 features</text:p>
          </table:table-cell>
          <table:table-cell table:style-name="ce1" table:formula="of:=ROUND(NUMBERVALUE([.C29]; &quot;.&quot;; &quot;,&quot;) * 100; 2)" office:value-type="float" office:value="92.71" calcext:value-type="float">
            <text:p>92,71</text:p>
          </table:table-cell>
          <table:table-cell table:style-name="ce1" table:formula="of:=ROUND(NUMBERVALUE([.D29]; &quot;.&quot;; &quot;,&quot;) * 100; 2)" office:value-type="float" office:value="87.48" calcext:value-type="float">
            <text:p>87,48</text:p>
          </table:table-cell>
          <table:table-cell table:style-name="ce1" table:formula="of:=ROUND(NUMBERVALUE([.E29]; &quot;.&quot;; &quot;,&quot;) * 100; 2)" office:value-type="float" office:value="88.3" calcext:value-type="float">
            <text:p>88,30</text:p>
          </table:table-cell>
          <table:table-cell table:style-name="ce1" table:formula="of:=ROUND(NUMBERVALUE([.F29]; &quot;.&quot;; &quot;,&quot;) * 100; 2)" office:value-type="float" office:value="81.96" calcext:value-type="float">
            <text:p>81,96</text:p>
          </table:table-cell>
          <table:table-cell table:style-name="ce1" table:formula="of:=ROUND(NUMBERVALUE([.G29]; &quot;.&quot;; &quot;,&quot;) * 100; 2)" office:value-type="float" office:value="93.8" calcext:value-type="float">
            <text:p>93,80</text:p>
          </table:table-cell>
          <table:table-cell table:style-name="ce1" table:formula="of:=ROUND(NUMBERVALUE([.H29]; &quot;.&quot;; &quot;,&quot;) * 100; 2)" office:value-type="float" office:value="90.72" calcext:value-type="float">
            <text:p>90,72</text:p>
          </table:table-cell>
          <table:table-cell/>
          <table:table-cell table:formula="of:=[.P29]-[.R29]" office:value-type="float" office:value="5.52000000000001" calcext:value-type="float">
            <text:p>5,52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0.8757525868450202</text:p>
          </table:table-cell>
          <table:table-cell office:value-type="string" calcext:value-type="string">
            <text:p>0.7908343277143801</text:p>
          </table:table-cell>
          <table:table-cell office:value-type="string" calcext:value-type="string">
            <text:p>0.8263053745828588</text:p>
          </table:table-cell>
          <table:table-cell office:value-type="string" calcext:value-type="string">
            <text:p>0.7389556478042386</text:p>
          </table:table-cell>
          <table:table-cell office:value-type="string" calcext:value-type="string">
            <text:p>0.934778963081478</text:p>
          </table:table-cell>
          <table:table-cell office:value-type="string" calcext:value-type="string">
            <text:p><text:s/>0.8999344583117939</text:p>
          </table:table-cell>
          <table:table-cell table:number-columns-repeated="5"/>
          <table:table-cell office:value-type="string" calcext:value-type="string">
            <text:p>Rank product</text:p>
          </table:table-cell>
          <table:table-cell table:style-name="ce1" table:formula="of:=ROUND(NUMBERVALUE([.C30]; &quot;.&quot;; &quot;,&quot;) * 100; 2)" office:value-type="float" office:value="87.58" calcext:value-type="float">
            <text:p>87,58</text:p>
          </table:table-cell>
          <table:table-cell table:style-name="ce1" table:formula="of:=ROUND(NUMBERVALUE([.D30]; &quot;.&quot;; &quot;,&quot;) * 100; 2)" office:value-type="float" office:value="79.08" calcext:value-type="float">
            <text:p>79,08</text:p>
          </table:table-cell>
          <table:table-cell table:style-name="ce1" table:formula="of:=ROUND(NUMBERVALUE([.E30]; &quot;.&quot;; &quot;,&quot;) * 100; 2)" office:value-type="float" office:value="82.63" calcext:value-type="float">
            <text:p>82,63</text:p>
          </table:table-cell>
          <table:table-cell table:style-name="ce1" table:formula="of:=ROUND(NUMBERVALUE([.F30]; &quot;.&quot;; &quot;,&quot;) * 100; 2)" office:value-type="float" office:value="73.9" calcext:value-type="float">
            <text:p>73,90</text:p>
          </table:table-cell>
          <table:table-cell table:style-name="ce1" table:formula="of:=ROUND(NUMBERVALUE([.G30]; &quot;.&quot;; &quot;,&quot;) * 100; 2)" office:value-type="float" office:value="93.48" calcext:value-type="float">
            <text:p>93,48</text:p>
          </table:table-cell>
          <table:table-cell table:style-name="ce1" table:formula="of:=ROUND(NUMBERVALUE([.H30]; &quot;.&quot;; &quot;,&quot;) * 100; 2)" office:value-type="float" office:value="89.99" calcext:value-type="float">
            <text:p>89,99</text:p>
          </table:table-cell>
          <table:table-cell/>
          <table:table-cell table:formula="of:=[.P30]-[.R30]" office:value-type="float" office:value="5.17999999999999" calcext:value-type="float">
            <text:p>5,17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8444614655026083</text:p>
          </table:table-cell>
          <table:table-cell office:value-type="string" calcext:value-type="string">
            <text:p>0.7486580057478025</text:p>
          </table:table-cell>
          <table:table-cell office:value-type="string" calcext:value-type="string">
            <text:p>0.8263053745828588</text:p>
          </table:table-cell>
          <table:table-cell office:value-type="string" calcext:value-type="string">
            <text:p>0.7389556478042386</text:p>
          </table:table-cell>
          <table:table-cell office:value-type="string" calcext:value-type="string">
            <text:p>0.934778963081478</text:p>
          </table:table-cell>
          <table:table-cell office:value-type="string" calcext:value-type="string">
            <text:p>0.8999344583117939</text:p>
          </table:table-cell>
          <table:table-cell table:number-columns-repeated="5"/>
          <table:table-cell office:value-type="string" calcext:value-type="string">
            <text:p>Correlation</text:p>
          </table:table-cell>
          <table:table-cell table:style-name="ce1" table:formula="of:=ROUND(NUMBERVALUE([.C31]; &quot;.&quot;; &quot;,&quot;) * 100; 2)" office:value-type="float" office:value="84.45" calcext:value-type="float">
            <text:p>84,45</text:p>
          </table:table-cell>
          <table:table-cell table:style-name="ce1" table:formula="of:=ROUND(NUMBERVALUE([.D31]; &quot;.&quot;; &quot;,&quot;) * 100; 2)" office:value-type="float" office:value="74.87" calcext:value-type="float">
            <text:p>74,87</text:p>
          </table:table-cell>
          <table:table-cell table:style-name="ce1" table:formula="of:=ROUND(NUMBERVALUE([.E31]; &quot;.&quot;; &quot;,&quot;) * 100; 2)" office:value-type="float" office:value="82.63" calcext:value-type="float">
            <text:p>82,63</text:p>
          </table:table-cell>
          <table:table-cell table:style-name="ce1" table:formula="of:=ROUND(NUMBERVALUE([.F31]; &quot;.&quot;; &quot;,&quot;) * 100; 2)" office:value-type="float" office:value="73.9" calcext:value-type="float">
            <text:p>73,90</text:p>
          </table:table-cell>
          <table:table-cell table:style-name="ce1" table:formula="of:=ROUND(NUMBERVALUE([.G31]; &quot;.&quot;; &quot;,&quot;) * 100; 2)" office:value-type="float" office:value="93.48" calcext:value-type="float">
            <text:p>93,48</text:p>
          </table:table-cell>
          <table:table-cell table:style-name="ce1" table:formula="of:=ROUND(NUMBERVALUE([.H31]; &quot;.&quot;; &quot;,&quot;) * 100; 2)" office:value-type="float" office:value="89.99" calcext:value-type="float">
            <text:p>89,99</text:p>
          </table:table-cell>
          <table:table-cell/>
          <table:table-cell table:formula="of:=[.P31]-[.R31]" office:value-type="float" office:value="0.969999999999999" calcext:value-type="float">
            <text:p>0,969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-statistic</text:p>
          </table:table-cell>
          <table:table-cell office:value-type="string" calcext:value-type="string">
            <text:p>0.9051207369336545</text:p>
          </table:table-cell>
          <table:table-cell office:value-type="string" calcext:value-type="string">
            <text:p>0.84303737192092</text:p>
          </table:table-cell>
          <table:table-cell office:value-type="string" calcext:value-type="string">
            <text:p>0.8242972513732634</text:p>
          </table:table-cell>
          <table:table-cell office:value-type="string" calcext:value-type="string">
            <text:p>0.7439751712856366</text:p>
          </table:table-cell>
          <table:table-cell office:value-type="string" calcext:value-type="string">
            <text:p>0.934778963081478</text:p>
          </table:table-cell>
          <table:table-cell office:value-type="string" calcext:value-type="string">
            <text:p>0.8999344583117939</text:p>
          </table:table-cell>
          <table:table-cell table:number-columns-repeated="5"/>
          <table:table-cell office:value-type="string" calcext:value-type="string">
            <text:p>F-statistic</text:p>
          </table:table-cell>
          <table:table-cell table:style-name="ce1" table:formula="of:=ROUND(NUMBERVALUE([.C32]; &quot;.&quot;; &quot;,&quot;) * 100; 2)" office:value-type="float" office:value="90.51" calcext:value-type="float">
            <text:p>90,51</text:p>
          </table:table-cell>
          <table:table-cell table:style-name="ce1" table:formula="of:=ROUND(NUMBERVALUE([.D32]; &quot;.&quot;; &quot;,&quot;) * 100; 2)" office:value-type="float" office:value="84.3" calcext:value-type="float">
            <text:p>84,30</text:p>
          </table:table-cell>
          <table:table-cell table:style-name="ce1" table:formula="of:=ROUND(NUMBERVALUE([.E32]; &quot;.&quot;; &quot;,&quot;) * 100; 2)" office:value-type="float" office:value="82.43" calcext:value-type="float">
            <text:p>82,43</text:p>
          </table:table-cell>
          <table:table-cell table:style-name="ce1" table:formula="of:=ROUND(NUMBERVALUE([.F32]; &quot;.&quot;; &quot;,&quot;) * 100; 2)" office:value-type="float" office:value="74.4" calcext:value-type="float">
            <text:p>74,40</text:p>
          </table:table-cell>
          <table:table-cell table:style-name="ce1" table:formula="of:=ROUND(NUMBERVALUE([.G32]; &quot;.&quot;; &quot;,&quot;) * 100; 2)" office:value-type="float" office:value="93.48" calcext:value-type="float">
            <text:p>93,48</text:p>
          </table:table-cell>
          <table:table-cell table:style-name="ce1" table:formula="of:=ROUND(NUMBERVALUE([.H32]; &quot;.&quot;; &quot;,&quot;) * 100; 2)" office:value-type="float" office:value="89.99" calcext:value-type="float">
            <text:p>89,99</text:p>
          </table:table-cell>
          <table:table-cell/>
          <table:table-cell table:formula="of:=[.P32]-[.R32]" office:value-type="float" office:value="9.89999999999999" calcext:value-type="float">
            <text:p>9,89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0.9026943786759624</text:p>
          </table:table-cell>
          <table:table-cell office:value-type="string" calcext:value-type="string">
            <text:p>0.8303143364537291</text:p>
          </table:table-cell>
          <table:table-cell office:value-type="string" calcext:value-type="string">
            <text:p>0.8534981774401565</text:p>
          </table:table-cell>
          <table:table-cell office:value-type="string" calcext:value-type="string">
            <text:p>0.788828759180518</text:p>
          </table:table-cell>
          <table:table-cell office:value-type="string" calcext:value-type="string">
            <text:p>0.9275501738094158</text:p>
          </table:table-cell>
          <table:table-cell office:value-type="string" calcext:value-type="string">
            <text:p>0.8874264139597203</text:p>
          </table:table-cell>
          <table:table-cell table:number-columns-repeated="5"/>
          <table:table-cell office:value-type="string" calcext:value-type="string">
            <text:p>Mutual information</text:p>
          </table:table-cell>
          <table:table-cell table:style-name="ce1" table:formula="of:=ROUND(NUMBERVALUE([.C33]; &quot;.&quot;; &quot;,&quot;) * 100; 2)" office:value-type="float" office:value="90.27" calcext:value-type="float">
            <text:p>90,27</text:p>
          </table:table-cell>
          <table:table-cell table:style-name="ce1" table:formula="of:=ROUND(NUMBERVALUE([.D33]; &quot;.&quot;; &quot;,&quot;) * 100; 2)" office:value-type="float" office:value="83.03" calcext:value-type="float">
            <text:p>83,03</text:p>
          </table:table-cell>
          <table:table-cell table:style-name="ce1" table:formula="of:=ROUND(NUMBERVALUE([.E33]; &quot;.&quot;; &quot;,&quot;) * 100; 2)" office:value-type="float" office:value="85.35" calcext:value-type="float">
            <text:p>85,35</text:p>
          </table:table-cell>
          <table:table-cell table:style-name="ce1" table:formula="of:=ROUND(NUMBERVALUE([.F33]; &quot;.&quot;; &quot;,&quot;) * 100; 2)" office:value-type="float" office:value="78.88" calcext:value-type="float">
            <text:p>78,88</text:p>
          </table:table-cell>
          <table:table-cell table:style-name="ce1" table:formula="of:=ROUND(NUMBERVALUE([.G33]; &quot;.&quot;; &quot;,&quot;) * 100; 2)" office:value-type="float" office:value="92.76" calcext:value-type="float">
            <text:p>92,76</text:p>
          </table:table-cell>
          <table:table-cell table:style-name="ce1" table:formula="of:=ROUND(NUMBERVALUE([.H33]; &quot;.&quot;; &quot;,&quot;) * 100; 2)" office:value-type="float" office:value="88.74" calcext:value-type="float">
            <text:p>88,74</text:p>
          </table:table-cell>
          <table:table-cell/>
          <table:table-cell table:formula="of:=[.P33]-[.R33]" office:value-type="float" office:value="4.15000000000001" calcext:value-type="float">
            <text:p>4,15000000000001</text:p>
          </table:table-cell>
          <table:table-cell table:style-name="ce2" table:formula="of:=AVERAGE([.V27:.V33])" office:value-type="float" office:value="5.17571428571429" calcext:value-type="float">
            <text:p>5,1757142857142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7"/>
          <table:table-cell office:value-type="string" calcext:value-type="string">
            <text:p>Temporal</text:p>
          </table:table-cell>
          <table:table-cell table:number-columns-repeated="1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Ax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earing A</text:p>
          </table:table-cell>
          <table:table-cell/>
          <table:table-cell office:value-type="string" calcext:value-type="string">
            <text:p>Both Bearings</text:p>
          </table:table-cell>
          <table:table-cell/>
          <table:table-cell office:value-type="string" calcext:value-type="string">
            <text:p>High sever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13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All features</text:p>
          </table:table-cell>
          <table:table-cell office:value-type="float" office:value="94.56" calcext:value-type="float">
            <text:p>94,56</text:p>
          </table:table-cell>
          <table:table-cell office:value-type="float" office:value="89.99" calcext:value-type="float">
            <text:p>89,99</text:p>
          </table:table-cell>
          <table:table-cell office:value-type="float" office:value="89.45" calcext:value-type="float">
            <text:p>89,45</text:p>
          </table:table-cell>
          <table:table-cell office:value-type="float" office:value="83.53" calcext:value-type="float">
            <text:p>83,53</text:p>
          </table:table-cell>
          <table:table-cell office:value-type="float" office:value="96.88" calcext:value-type="float">
            <text:p>96,88</text:p>
          </table:table-cell>
          <table:table-cell office:value-type="float" office:value="93.93" calcext:value-type="float">
            <text:p>93,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9310576796879513</text:p>
          </table:table-cell>
          <table:table-cell office:value-type="string" calcext:value-type="string">
            <text:p>0.8714828322213073</text:p>
          </table:table-cell>
          <table:table-cell office:value-type="string" calcext:value-type="string">
            <text:p>0.8715701313678037</text:p>
          </table:table-cell>
          <table:table-cell office:value-type="string" calcext:value-type="string">
            <text:p>0.802217889895408</text:p>
          </table:table-cell>
          <table:table-cell office:value-type="string" calcext:value-type="string">
            <text:p>0.9683212298406112</text:p>
          </table:table-cell>
          <table:table-cell office:value-type="string" calcext:value-type="string">
            <text:p>0.9392353823088456</text:p>
          </table:table-cell>
          <table:table-cell table:number-columns-repeated="6"/>
          <table:table-cell office:value-type="string" calcext:value-type="string">
            <text:p>PCA 3 PC</text:p>
          </table:table-cell>
          <table:table-cell office:value-type="float" office:value="88.63" calcext:value-type="float">
            <text:p>88,63</text:p>
          </table:table-cell>
          <table:table-cell office:value-type="float" office:value="80.09" calcext:value-type="float">
            <text:p>80,09</text:p>
          </table:table-cell>
          <table:table-cell office:value-type="float" office:value="82.87" calcext:value-type="float">
            <text:p>82,87</text:p>
          </table:table-cell>
          <table:table-cell office:value-type="float" office:value="73.66" calcext:value-type="float">
            <text:p>73,66</text:p>
          </table:table-cell>
          <table:table-cell office:value-type="float" office:value="92.17" calcext:value-type="float">
            <text:p>92,17</text:p>
          </table:table-cell>
          <table:table-cell office:value-type="float" office:value="87.22" calcext:value-type="float">
            <text:p>87,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9385035584977837</text:p>
          </table:table-cell>
          <table:table-cell office:value-type="string" calcext:value-type="string">
            <text:p>0.8808569043657529</text:p>
          </table:table-cell>
          <table:table-cell office:value-type="string" calcext:value-type="string">
            <text:p>0.8806894403525073</text:p>
          </table:table-cell>
          <table:table-cell office:value-type="string" calcext:value-type="string">
            <text:p>0.8186136927670683</text:p>
          </table:table-cell>
          <table:table-cell office:value-type="string" calcext:value-type="string">
            <text:p>0.9908855984155428</text:p>
          </table:table-cell>
          <table:table-cell office:value-type="string" calcext:value-type="string">
            <text:p>0.9895802098950526</text:p>
          </table:table-cell>
          <table:table-cell table:number-columns-repeated="6"/>
          <table:table-cell office:value-type="string" calcext:value-type="string">
            <text:p>Best 3 features</text:p>
          </table:table-cell>
          <table:table-cell office:value-type="float" office:value="91.98" calcext:value-type="float">
            <text:p>91,98</text:p>
          </table:table-cell>
          <table:table-cell office:value-type="float" office:value="85.37" calcext:value-type="float">
            <text:p>85,37</text:p>
          </table:table-cell>
          <table:table-cell office:value-type="float" office:value="85.56" calcext:value-type="float">
            <text:p>85,56</text:p>
          </table:table-cell>
          <table:table-cell office:value-type="float" office:value="78.48" calcext:value-type="float">
            <text:p>78,48</text:p>
          </table:table-cell>
          <table:table-cell office:value-type="float" office:value="93.9" calcext:value-type="float">
            <text:p>93,9</text:p>
          </table:table-cell>
          <table:table-cell office:value-type="float" office:value="89.64" calcext:value-type="float">
            <text:p>89,6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Rank product</text:p>
          </table:table-cell>
          <table:table-cell office:value-type="float" office:value="87.96" calcext:value-type="float">
            <text:p>87,96</text:p>
          </table:table-cell>
          <table:table-cell office:value-type="float" office:value="79.99" calcext:value-type="float">
            <text:p>79,99</text:p>
          </table:table-cell>
          <table:table-cell office:value-type="float" office:value="80.71" calcext:value-type="float">
            <text:p>80,71</text:p>
          </table:table-cell>
          <table:table-cell office:value-type="float" office:value="71.42" calcext:value-type="float">
            <text:p>71,42</text:p>
          </table:table-cell>
          <table:table-cell office:value-type="float" office:value="95.7" calcext:value-type="float">
            <text:p>95,7</text:p>
          </table:table-cell>
          <table:table-cell office:value-type="float" office:value="91.67" calcext:value-type="float">
            <text:p>9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0.9380017464375647</text:p>
          </table:table-cell>
          <table:table-cell office:value-type="string" calcext:value-type="string">
            <text:p>0.895578785790715</text:p>
          </table:table-cell>
          <table:table-cell office:value-type="string" calcext:value-type="string">
            <text:p>0.8840360557110083</text:p>
          </table:table-cell>
          <table:table-cell office:value-type="string" calcext:value-type="string">
            <text:p>0.8119174467656005</text:p>
          </table:table-cell>
          <table:table-cell office:value-type="string" calcext:value-type="string">
            <text:p>0.9481481481481483</text:p>
          </table:table-cell>
          <table:table-cell office:value-type="string" calcext:value-type="string">
            <text:p>0.9168888888888889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float" office:value="88.83" calcext:value-type="float">
            <text:p>88,83</text:p>
          </table:table-cell>
          <table:table-cell office:value-type="float" office:value="80.99" calcext:value-type="float">
            <text:p>80,99</text:p>
          </table:table-cell>
          <table:table-cell office:value-type="float" office:value="81.4" calcext:value-type="float">
            <text:p>81,4</text:p>
          </table:table-cell>
          <table:table-cell office:value-type="float" office:value="72.83" calcext:value-type="float">
            <text:p>72,83</text:p>
          </table:table-cell>
          <table:table-cell office:value-type="float" office:value="95.7" calcext:value-type="float">
            <text:p>95,7</text:p>
          </table:table-cell>
          <table:table-cell office:value-type="float" office:value="91.67" calcext:value-type="float">
            <text:p>91,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9443604241148378</text:p>
          </table:table-cell>
          <table:table-cell office:value-type="string" calcext:value-type="string">
            <text:p>0.8952370548394144</text:p>
          </table:table-cell>
          <table:table-cell office:value-type="string" calcext:value-type="string">
            <text:p>0.8877181340767066</text:p>
          </table:table-cell>
          <table:table-cell office:value-type="string" calcext:value-type="string">
            <text:p>0.8169308078855817</text:p>
          </table:table-cell>
          <table:table-cell office:value-type="string" calcext:value-type="string">
            <text:p>0.9495555555555555</text:p>
          </table:table-cell>
          <table:table-cell office:value-type="string" calcext:value-type="string">
            <text:p>0.9281481481481482</text:p>
          </table:table-cell>
          <table:table-cell table:number-columns-repeated="6"/>
          <table:table-cell office:value-type="string" calcext:value-type="string">
            <text:p>F-statistic</text:p>
          </table:table-cell>
          <table:table-cell office:value-type="float" office:value="87.53" calcext:value-type="float">
            <text:p>87,53</text:p>
          </table:table-cell>
          <table:table-cell office:value-type="float" office:value="79.08" calcext:value-type="float">
            <text:p>79,08</text:p>
          </table:table-cell>
          <table:table-cell office:value-type="float" office:value="80.71" calcext:value-type="float">
            <text:p>80,71</text:p>
          </table:table-cell>
          <table:table-cell office:value-type="float" office:value="71.42" calcext:value-type="float">
            <text:p>71,42</text:p>
          </table:table-cell>
          <table:table-cell office:value-type="float" office:value="95.7" calcext:value-type="float">
            <text:p>95,7</text:p>
          </table:table-cell>
          <table:table-cell office:value-type="float" office:value="91.67" calcext:value-type="float">
            <text:p>91,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utual information</text:p>
          </table:table-cell>
          <table:table-cell office:value-type="float" office:value="87.06" calcext:value-type="float">
            <text:p>87,06</text:p>
          </table:table-cell>
          <table:table-cell office:value-type="float" office:value="78.75" calcext:value-type="float">
            <text:p>78,75</text:p>
          </table:table-cell>
          <table:table-cell office:value-type="float" office:value="80.71" calcext:value-type="float">
            <text:p>80,71</text:p>
          </table:table-cell>
          <table:table-cell office:value-type="float" office:value="71.42" calcext:value-type="float">
            <text:p>71,42</text:p>
          </table:table-cell>
          <table:table-cell office:value-type="float" office:value="98.92" calcext:value-type="float">
            <text:p>98,92</text:p>
          </table:table-cell>
          <table:table-cell office:value-type="float" office:value="98.78" calcext:value-type="float">
            <text:p>98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7"/>
          <table:table-cell office:value-type="string" calcext:value-type="string">
            <text:p>Spectr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ll features</text:p>
          </table:table-cell>
          <table:table-cell office:value-type="float" office:value="95.98" calcext:value-type="float">
            <text:p>95,98</text:p>
          </table:table-cell>
          <table:table-cell office:value-type="float" office:value="92.54" calcext:value-type="float">
            <text:p>92,54</text:p>
          </table:table-cell>
          <table:table-cell office:value-type="float" office:value="91.52" calcext:value-type="float">
            <text:p>91,52</text:p>
          </table:table-cell>
          <table:table-cell office:value-type="float" office:value="85.64" calcext:value-type="float">
            <text:p>85,64</text:p>
          </table:table-cell>
          <table:table-cell office:value-type="float" office:value="95.76" calcext:value-type="float">
            <text:p>95,76</text:p>
          </table:table-cell>
          <table:table-cell office:value-type="float" office:value="93.53" calcext:value-type="float">
            <text:p>9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8504010681618132</text:p>
          </table:table-cell>
          <table:table-cell office:value-type="string" calcext:value-type="string">
            <text:p>0.7530170361282443</text:p>
          </table:table-cell>
          <table:table-cell office:value-type="string" calcext:value-type="string">
            <text:p>0.793089042066746</text:p>
          </table:table-cell>
          <table:table-cell office:value-type="string" calcext:value-type="string">
            <text:p>0.6967972527072375</text:p>
          </table:table-cell>
          <table:table-cell office:value-type="string" calcext:value-type="string">
            <text:p>0.9856776384042252</text:p>
          </table:table-cell>
          <table:table-cell office:value-type="string" calcext:value-type="string">
            <text:p>0.9774062968515743</text:p>
          </table:table-cell>
          <table:table-cell table:number-columns-repeated="6"/>
          <table:table-cell office:value-type="string" calcext:value-type="string">
            <text:p>PCA 3 PC</text:p>
          </table:table-cell>
          <table:table-cell office:value-type="float" office:value="91.17" calcext:value-type="float">
            <text:p>91,17</text:p>
          </table:table-cell>
          <table:table-cell office:value-type="float" office:value="84.74" calcext:value-type="float">
            <text:p>84,74</text:p>
          </table:table-cell>
          <table:table-cell office:value-type="float" office:value="85.41" calcext:value-type="float">
            <text:p>85,41</text:p>
          </table:table-cell>
          <table:table-cell office:value-type="float" office:value="77.64" calcext:value-type="float">
            <text:p>77,64</text:p>
          </table:table-cell>
          <table:table-cell office:value-type="float" office:value="93.53" calcext:value-type="float">
            <text:p>93,53</text:p>
          </table:table-cell>
          <table:table-cell office:value-type="float" office:value="89.15" calcext:value-type="float">
            <text:p>89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9108100285414796</text:p>
          </table:table-cell>
          <table:table-cell office:value-type="string" calcext:value-type="string">
            <text:p>0.8537486764928321</text:p>
          </table:table-cell>
          <table:table-cell office:value-type="string" calcext:value-type="string">
            <text:p>0.8519918312920313</text:p>
          </table:table-cell>
          <table:table-cell office:value-type="string" calcext:value-type="string">
            <text:p>0.7734245362823033</text:p>
          </table:table-cell>
          <table:table-cell office:value-type="string" calcext:value-type="string">
            <text:p>0.9952249363387722</text:p>
          </table:table-cell>
          <table:table-cell office:value-type="string" calcext:value-type="string">
            <text:p>0.9843478260869565</text:p>
          </table:table-cell>
          <table:table-cell table:number-columns-repeated="6"/>
          <table:table-cell office:value-type="string" calcext:value-type="string">
            <text:p>Best 3 features</text:p>
          </table:table-cell>
          <table:table-cell office:value-type="float" office:value="91.91" calcext:value-type="float">
            <text:p>91,91</text:p>
          </table:table-cell>
          <table:table-cell office:value-type="float" office:value="85.57" calcext:value-type="float">
            <text:p>85,57</text:p>
          </table:table-cell>
          <table:table-cell office:value-type="float" office:value="86.04" calcext:value-type="float">
            <text:p>86,04</text:p>
          </table:table-cell>
          <table:table-cell office:value-type="float" office:value="78.01" calcext:value-type="float">
            <text:p>78,01</text:p>
          </table:table-cell>
          <table:table-cell office:value-type="float" office:value="93.75" calcext:value-type="float">
            <text:p>93,75</text:p>
          </table:table-cell>
          <table:table-cell office:value-type="float" office:value="90.14" calcext:value-type="float">
            <text:p>90,1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Rank product</text:p>
          </table:table-cell>
          <table:table-cell office:value-type="float" office:value="90.09" calcext:value-type="float">
            <text:p>90,09</text:p>
          </table:table-cell>
          <table:table-cell table:number-columns-repeated="2" office:value-type="float" office:value="83.9" calcext:value-type="float">
            <text:p>83,9</text:p>
          </table:table-cell>
          <table:table-cell office:value-type="float" office:value="76.11" calcext:value-type="float">
            <text:p>76,11</text:p>
          </table:table-cell>
          <table:table-cell office:value-type="float" office:value="94.45" calcext:value-type="float">
            <text:p>94,45</text:p>
          </table:table-cell>
          <table:table-cell office:value-type="float" office:value="91.54" calcext:value-type="float">
            <text:p>91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12"/>
          <table:table-cell office:value-type="string" calcext:value-type="string">
            <text:p>Correlation</text:p>
          </table:table-cell>
          <table:table-cell office:value-type="float" office:value="91.44" calcext:value-type="float">
            <text:p>91,44</text:p>
          </table:table-cell>
          <table:table-cell office:value-type="float" office:value="84.87" calcext:value-type="float">
            <text:p>84,87</text:p>
          </table:table-cell>
          <table:table-cell office:value-type="float" office:value="83.9" calcext:value-type="float">
            <text:p>83,9</text:p>
          </table:table-cell>
          <table:table-cell office:value-type="float" office:value="76.11" calcext:value-type="float">
            <text:p>76,11</text:p>
          </table:table-cell>
          <table:table-cell office:value-type="float" office:value="94.45" calcext:value-type="float">
            <text:p>94,45</text:p>
          </table:table-cell>
          <table:table-cell office:value-type="float" office:value="91.54" calcext:value-type="float">
            <text:p>91,5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F-statistic</text:p>
          </table:table-cell>
          <table:table-cell office:value-type="float" office:value="90.09" calcext:value-type="float">
            <text:p>90,09</text:p>
          </table:table-cell>
          <table:table-cell table:number-columns-repeated="2" office:value-type="float" office:value="83.9" calcext:value-type="float">
            <text:p>83,9</text:p>
          </table:table-cell>
          <table:table-cell office:value-type="float" office:value="76.11" calcext:value-type="float">
            <text:p>76,11</text:p>
          </table:table-cell>
          <table:table-cell office:value-type="float" office:value="94.45" calcext:value-type="float">
            <text:p>94,45</text:p>
          </table:table-cell>
          <table:table-cell office:value-type="float" office:value="91.54" calcext:value-type="float">
            <text:p>91,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8855419118766503</text:p>
          </table:table-cell>
          <table:table-cell office:value-type="string" calcext:value-type="string">
            <text:p>0.8162641524232086</text:p>
          </table:table-cell>
          <table:table-cell office:value-type="string" calcext:value-type="string">
            <text:p>0.8457997126602723</text:p>
          </table:table-cell>
          <table:table-cell office:value-type="string" calcext:value-type="string">
            <text:p>0.7667394945743209</text:p>
          </table:table-cell>
          <table:table-cell office:value-type="string" calcext:value-type="string">
            <text:p>0.9293703703703702</text:p>
          </table:table-cell>
          <table:table-cell office:value-type="string" calcext:value-type="string">
            <text:p>0.8930370370370371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float" office:value="91.44" calcext:value-type="float">
            <text:p>91,44</text:p>
          </table:table-cell>
          <table:table-cell office:value-type="float" office:value="84.87" calcext:value-type="float">
            <text:p>84,87</text:p>
          </table:table-cell>
          <table:table-cell office:value-type="float" office:value="83.9" calcext:value-type="float">
            <text:p>83,9</text:p>
          </table:table-cell>
          <table:table-cell office:value-type="float" office:value="76.11" calcext:value-type="float">
            <text:p>76,11</text:p>
          </table:table-cell>
          <table:table-cell office:value-type="float" office:value="94.45" calcext:value-type="float">
            <text:p>94,45</text:p>
          </table:table-cell>
          <table:table-cell office:value-type="float" office:value="91.54" calcext:value-type="float">
            <text:p>91,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9440262910600946</text:p>
          </table:table-cell>
          <table:table-cell office:value-type="string" calcext:value-type="string">
            <text:p>0.9042884433314846</text:p>
          </table:table-cell>
          <table:table-cell office:value-type="string" calcext:value-type="string">
            <text:p>0.9047022218955674</text:p>
          </table:table-cell>
          <table:table-cell office:value-type="string" calcext:value-type="string">
            <text:p>0.8376940443577979</text:p>
          </table:table-cell>
          <table:table-cell office:value-type="string" calcext:value-type="string">
            <text:p>0.951851851851852</text:p>
          </table:table-cell>
          <table:table-cell office:value-type="string" calcext:value-type="string">
            <text:p>0.9260740740740742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Ax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earing A</text:p>
          </table:table-cell>
          <table:table-cell/>
          <table:table-cell office:value-type="string" calcext:value-type="string">
            <text:p>Both Bearings</text:p>
          </table:table-cell>
          <table:table-cell/>
          <table:table-cell office:value-type="string" calcext:value-type="string">
            <text:p>High sever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13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All features</text:p>
          </table:table-cell>
          <table:table-cell office:value-type="float" office:value="88.14" calcext:value-type="float">
            <text:p>88,14</text:p>
          </table:table-cell>
          <table:table-cell office:value-type="float" office:value="80.02" calcext:value-type="float">
            <text:p>80,02</text:p>
          </table:table-cell>
          <table:table-cell office:value-type="float" office:value="83.12" calcext:value-type="float">
            <text:p>83,12</text:p>
          </table:table-cell>
          <table:table-cell office:value-type="float" office:value="73.86" calcext:value-type="float">
            <text:p>73,86</text:p>
          </table:table-cell>
          <table:table-cell office:value-type="float" office:value="99" calcext:value-type="float">
            <text:p>99</text:p>
          </table:table-cell>
          <table:table-cell office:value-type="float" office:value="98.43" calcext:value-type="float">
            <text:p>98,4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CA 3 PC</text:p>
          </table:table-cell>
          <table:table-cell office:value-type="float" office:value="83.85" calcext:value-type="float">
            <text:p>83,85</text:p>
          </table:table-cell>
          <table:table-cell office:value-type="float" office:value="74.26" calcext:value-type="float">
            <text:p>74,26</text:p>
          </table:table-cell>
          <table:table-cell office:value-type="float" office:value="77.94" calcext:value-type="float">
            <text:p>77,94</text:p>
          </table:table-cell>
          <table:table-cell office:value-type="float" office:value="67.57" calcext:value-type="float">
            <text:p>67,57</text:p>
          </table:table-cell>
          <table:table-cell office:value-type="float" office:value="92.02" calcext:value-type="float">
            <text:p>92,02</text:p>
          </table:table-cell>
          <table:table-cell office:value-type="float" office:value="87.33" calcext:value-type="float">
            <text:p>87,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Best 3 features</text:p>
          </table:table-cell>
          <table:table-cell office:value-type="float" office:value="88.64" calcext:value-type="float">
            <text:p>88,64</text:p>
          </table:table-cell>
          <table:table-cell office:value-type="float" office:value="81.53" calcext:value-type="float">
            <text:p>81,53</text:p>
          </table:table-cell>
          <table:table-cell office:value-type="float" office:value="82.43" calcext:value-type="float">
            <text:p>82,43</text:p>
          </table:table-cell>
          <table:table-cell office:value-type="float" office:value="74.67" calcext:value-type="float">
            <text:p>74,67</text:p>
          </table:table-cell>
          <table:table-cell office:value-type="float" office:value="93.7" calcext:value-type="float">
            <text:p>93,7</text:p>
          </table:table-cell>
          <table:table-cell office:value-type="float" office:value="89.44" calcext:value-type="float">
            <text:p>89,4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Rank product</text:p>
          </table:table-cell>
          <table:table-cell office:value-type="float" office:value="86.85" calcext:value-type="float">
            <text:p>86,85</text:p>
          </table:table-cell>
          <table:table-cell office:value-type="float" office:value="78.28" calcext:value-type="float">
            <text:p>78,28</text:p>
          </table:table-cell>
          <table:table-cell office:value-type="float" office:value="82.24" calcext:value-type="float">
            <text:p>82,24</text:p>
          </table:table-cell>
          <table:table-cell office:value-type="float" office:value="72.92" calcext:value-type="float">
            <text:p>72,92</text:p>
          </table:table-cell>
          <table:table-cell office:value-type="float" office:value="96.87" calcext:value-type="float">
            <text:p>96,87</text:p>
          </table:table-cell>
          <table:table-cell office:value-type="float" office:value="94.62" calcext:value-type="float">
            <text:p>94,6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Correlation</text:p>
          </table:table-cell>
          <table:table-cell office:value-type="float" office:value="80.53" calcext:value-type="float">
            <text:p>80,53</text:p>
          </table:table-cell>
          <table:table-cell office:value-type="float" office:value="68.01" calcext:value-type="float">
            <text:p>68,01</text:p>
          </table:table-cell>
          <table:table-cell office:value-type="float" office:value="73.47" calcext:value-type="float">
            <text:p>73,47</text:p>
          </table:table-cell>
          <table:table-cell office:value-type="float" office:value="61.04" calcext:value-type="float">
            <text:p>61,04</text:p>
          </table:table-cell>
          <table:table-cell office:value-type="float" office:value="96.87" calcext:value-type="float">
            <text:p>96,87</text:p>
          </table:table-cell>
          <table:table-cell office:value-type="float" office:value="94.62" calcext:value-type="float">
            <text:p>94,6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F-statistic</text:p>
          </table:table-cell>
          <table:table-cell office:value-type="float" office:value="86.85" calcext:value-type="float">
            <text:p>86,85</text:p>
          </table:table-cell>
          <table:table-cell office:value-type="float" office:value="78.28" calcext:value-type="float">
            <text:p>78,28</text:p>
          </table:table-cell>
          <table:table-cell office:value-type="float" office:value="82.24" calcext:value-type="float">
            <text:p>82,24</text:p>
          </table:table-cell>
          <table:table-cell office:value-type="float" office:value="72.92" calcext:value-type="float">
            <text:p>72,92</text:p>
          </table:table-cell>
          <table:table-cell office:value-type="float" office:value="96.14" calcext:value-type="float">
            <text:p>96,14</text:p>
          </table:table-cell>
          <table:table-cell office:value-type="float" office:value="92.88" calcext:value-type="float">
            <text:p>92,8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utual information</text:p>
          </table:table-cell>
          <table:table-cell office:value-type="float" office:value="87.88" calcext:value-type="float">
            <text:p>87,88</text:p>
          </table:table-cell>
          <table:table-cell office:value-type="float" office:value="80.49" calcext:value-type="float">
            <text:p>80,49</text:p>
          </table:table-cell>
          <table:table-cell office:value-type="float" office:value="78.55" calcext:value-type="float">
            <text:p>78,55</text:p>
          </table:table-cell>
          <table:table-cell office:value-type="float" office:value="68.21" calcext:value-type="float">
            <text:p>68,21</text:p>
          </table:table-cell>
          <table:table-cell office:value-type="float" office:value="97.05" calcext:value-type="float">
            <text:p>97,05</text:p>
          </table:table-cell>
          <table:table-cell office:value-type="float" office:value="94.79" calcext:value-type="float">
            <text:p>94,7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All features</text:p>
          </table:table-cell>
          <table:table-cell office:value-type="float" office:value="93.64" calcext:value-type="float">
            <text:p>93,64</text:p>
          </table:table-cell>
          <table:table-cell office:value-type="float" office:value="88.49" calcext:value-type="float">
            <text:p>88,49</text:p>
          </table:table-cell>
          <table:table-cell office:value-type="float" office:value="89.51" calcext:value-type="float">
            <text:p>89,51</text:p>
          </table:table-cell>
          <table:table-cell office:value-type="float" office:value="82.83" calcext:value-type="float">
            <text:p>82,83</text:p>
          </table:table-cell>
          <table:table-cell office:value-type="float" office:value="94.76" calcext:value-type="float">
            <text:p>94,76</text:p>
          </table:table-cell>
          <table:table-cell office:value-type="float" office:value="92.12" calcext:value-type="float">
            <text:p>92,1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CA 3 PC</text:p>
          </table:table-cell>
          <table:table-cell office:value-type="float" office:value="87.12" calcext:value-type="float">
            <text:p>87,12</text:p>
          </table:table-cell>
          <table:table-cell office:value-type="float" office:value="79.18" calcext:value-type="float">
            <text:p>79,18</text:p>
          </table:table-cell>
          <table:table-cell office:value-type="float" office:value="82.09" calcext:value-type="float">
            <text:p>82,09</text:p>
          </table:table-cell>
          <table:table-cell office:value-type="float" office:value="74.33" calcext:value-type="float">
            <text:p>74,33</text:p>
          </table:table-cell>
          <table:table-cell office:value-type="float" office:value="91.84" calcext:value-type="float">
            <text:p>91,84</text:p>
          </table:table-cell>
          <table:table-cell office:value-type="float" office:value="86.96" calcext:value-type="float">
            <text:p>86,9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Best 3 features</text:p>
          </table:table-cell>
          <table:table-cell office:value-type="float" office:value="92.71" calcext:value-type="float">
            <text:p>92,71</text:p>
          </table:table-cell>
          <table:table-cell office:value-type="float" office:value="87.48" calcext:value-type="float">
            <text:p>87,48</text:p>
          </table:table-cell>
          <table:table-cell office:value-type="float" office:value="88.3" calcext:value-type="float">
            <text:p>88,3</text:p>
          </table:table-cell>
          <table:table-cell office:value-type="float" office:value="81.96" calcext:value-type="float">
            <text:p>81,96</text:p>
          </table:table-cell>
          <table:table-cell office:value-type="float" office:value="93.8" calcext:value-type="float">
            <text:p>93,8</text:p>
          </table:table-cell>
          <table:table-cell office:value-type="float" office:value="90.72" calcext:value-type="float">
            <text:p>90,7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Rank product</text:p>
          </table:table-cell>
          <table:table-cell office:value-type="float" office:value="87.58" calcext:value-type="float">
            <text:p>87,58</text:p>
          </table:table-cell>
          <table:table-cell office:value-type="float" office:value="79.08" calcext:value-type="float">
            <text:p>79,08</text:p>
          </table:table-cell>
          <table:table-cell office:value-type="float" office:value="82.63" calcext:value-type="float">
            <text:p>82,63</text:p>
          </table:table-cell>
          <table:table-cell office:value-type="float" office:value="73.9" calcext:value-type="float">
            <text:p>73,9</text:p>
          </table:table-cell>
          <table:table-cell office:value-type="float" office:value="93.84" calcext:value-type="float">
            <text:p>93,84</text:p>
          </table:table-cell>
          <table:table-cell office:value-type="float" office:value="90.83" calcext:value-type="float">
            <text:p>90,8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Correlation</text:p>
          </table:table-cell>
          <table:table-cell office:value-type="float" office:value="84.45" calcext:value-type="float">
            <text:p>84,45</text:p>
          </table:table-cell>
          <table:table-cell office:value-type="float" office:value="74.87" calcext:value-type="float">
            <text:p>74,87</text:p>
          </table:table-cell>
          <table:table-cell office:value-type="float" office:value="82.63" calcext:value-type="float">
            <text:p>82,63</text:p>
          </table:table-cell>
          <table:table-cell office:value-type="float" office:value="73.9" calcext:value-type="float">
            <text:p>73,9</text:p>
          </table:table-cell>
          <table:table-cell office:value-type="float" office:value="93.84" calcext:value-type="float">
            <text:p>93,84</text:p>
          </table:table-cell>
          <table:table-cell office:value-type="float" office:value="90.83" calcext:value-type="float">
            <text:p>90,8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F-statistic</text:p>
          </table:table-cell>
          <table:table-cell office:value-type="float" office:value="90.51" calcext:value-type="float">
            <text:p>90,51</text:p>
          </table:table-cell>
          <table:table-cell office:value-type="float" office:value="84.3" calcext:value-type="float">
            <text:p>84,3</text:p>
          </table:table-cell>
          <table:table-cell office:value-type="float" office:value="82.43" calcext:value-type="float">
            <text:p>82,43</text:p>
          </table:table-cell>
          <table:table-cell office:value-type="float" office:value="74.4" calcext:value-type="float">
            <text:p>74,4</text:p>
          </table:table-cell>
          <table:table-cell office:value-type="float" office:value="93.84" calcext:value-type="float">
            <text:p>93,84</text:p>
          </table:table-cell>
          <table:table-cell office:value-type="float" office:value="90.83" calcext:value-type="float">
            <text:p>90,8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utual information</text:p>
          </table:table-cell>
          <table:table-cell office:value-type="float" office:value="90.27" calcext:value-type="float">
            <text:p>90,27</text:p>
          </table:table-cell>
          <table:table-cell office:value-type="float" office:value="83.03" calcext:value-type="float">
            <text:p>83,03</text:p>
          </table:table-cell>
          <table:table-cell office:value-type="float" office:value="85.35" calcext:value-type="float">
            <text:p>85,35</text:p>
          </table:table-cell>
          <table:table-cell office:value-type="float" office:value="78.88" calcext:value-type="float">
            <text:p>78,88</text:p>
          </table:table-cell>
          <table:table-cell office:value-type="float" office:value="92.84" calcext:value-type="float">
            <text:p>92,84</text:p>
          </table:table-cell>
          <table:table-cell office:value-type="float" office:value="89.82" calcext:value-type="float">
            <text:p>89,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.00.0000</text:date>, <text:time style:data-style-name="N2" text:time-value="16:15:42.183792776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0:32:59.422692255</meta:creation-date>
    <dc:date>2024-04-02T01:01:10.640458770</dc:date>
    <meta:editing-duration>PT19H43M8S</meta:editing-duration>
    <meta:editing-cycles>10</meta:editing-cycles>
    <meta:generator>LibreOffice/7.6.5.2$Linux_X86_64 LibreOffice_project/60$Build-2</meta:generator>
    <meta:document-statistic meta:table-count="1" meta:cell-count="757" meta:object-count="0"/>
  </office:meta>
</office:document-meta>
</file>